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Pictures/1000020100000032000000325B9D91A0.png" manifest:media-type="image/png"/>
  <manifest:file-entry manifest:full-path="Object 1/Pictures/100002010000003200000032B7C0282B.png" manifest:media-type="image/png"/>
  <manifest:file-entry manifest:full-path="Object 1/Pictures/100002010000003200000032B7E747C7.png" manifest:media-type="image/png"/>
  <manifest:file-entry manifest:full-path="Object 1/Pictures/10000201000000320000003201FCE84B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manifest.rdf" manifest:media-type="application/rdf+xml"/>
  <manifest:file-entry manifest:full-path="Object 2/Pictures/100002010000003200000032B7E747C7.png" manifest:media-type="image/png"/>
  <manifest:file-entry manifest:full-path="Object 2/Pictures/1000020100000032000000325B9D91A0.png" manifest:media-type="image/png"/>
  <manifest:file-entry manifest:full-path="Object 2/Pictures/100002010000003200000032B7C0282B.png" manifest:media-type="image/png"/>
  <manifest:file-entry manifest:full-path="Object 2/Pictures/10000201000000320000003201FCE84B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styles.xml" manifest:media-type="text/xml"/>
  <manifest:file-entry manifest:full-path="Object 3/Pictures/1000020100000032000000325B9D91A0.png" manifest:media-type="image/png"/>
  <manifest:file-entry manifest:full-path="Object 3/Pictures/100002010000003200000032B7C0282B.png" manifest:media-type="image/png"/>
  <manifest:file-entry manifest:full-path="Object 3/Pictures/100002010000003200000032B7E747C7.png" manifest:media-type="image/png"/>
  <manifest:file-entry manifest:full-path="Object 3/Pictures/10000201000000320000003201FCE84B.png" manifest:media-type="image/png"/>
  <manifest:file-entry manifest:full-path="Object 3/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3b9a" officeooo:paragraph-rsid="001b3b9a"/>
    </style:style>
    <style:style style:name="P2" style:family="paragraph" style:parent-style-name="Standard">
      <style:text-properties officeooo:rsid="001e1e8a" officeooo:paragraph-rsid="001e1e8a"/>
    </style:style>
    <style:style style:name="P3" style:family="paragraph" style:parent-style-name="Standard">
      <style:text-properties officeooo:rsid="001edb15" officeooo:paragraph-rsid="001edb15"/>
    </style:style>
    <style:style style:name="P4" style:family="paragraph" style:parent-style-name="Standard">
      <style:text-properties officeooo:rsid="001f7bf4" officeooo:paragraph-rsid="001f7bf4"/>
    </style:style>
    <style:style style:name="P5" style:family="paragraph" style:parent-style-name="Standard">
      <style:text-properties officeooo:rsid="0021476c" officeooo:paragraph-rsid="0021476c"/>
    </style:style>
    <style:style style:name="P6" style:family="paragraph" style:parent-style-name="Standard">
      <style:text-properties officeooo:rsid="0021831d" officeooo:paragraph-rsid="0021831d"/>
    </style:style>
    <style:style style:name="P7" style:family="paragraph" style:parent-style-name="Standard">
      <style:text-properties officeooo:rsid="0021831d" officeooo:paragraph-rsid="0021b18b"/>
    </style:style>
    <style:style style:name="P8" style:family="paragraph" style:parent-style-name="Standard">
      <style:text-properties officeooo:rsid="0021b18b" officeooo:paragraph-rsid="0021b18b"/>
    </style:style>
    <style:style style:name="P9" style:family="paragraph" style:parent-style-name="Standard">
      <style:text-properties officeooo:rsid="002315c2" officeooo:paragraph-rsid="002315c2"/>
    </style:style>
    <style:style style:name="P10" style:family="paragraph" style:parent-style-name="Standard">
      <style:text-properties officeooo:rsid="002389f0" officeooo:paragraph-rsid="002389f0"/>
    </style:style>
    <style:style style:name="P11" style:family="paragraph" style:parent-style-name="Standard">
      <style:text-properties officeooo:rsid="00242b39" officeooo:paragraph-rsid="00242b39"/>
    </style:style>
    <style:style style:name="P12" style:family="paragraph" style:parent-style-name="Standard">
      <style:text-properties officeooo:rsid="00242b39" officeooo:paragraph-rsid="00286e9a"/>
    </style:style>
    <style:style style:name="P13" style:family="paragraph" style:parent-style-name="Standard">
      <style:text-properties officeooo:rsid="00265346" officeooo:paragraph-rsid="00265346"/>
    </style:style>
    <style:style style:name="P14" style:family="paragraph" style:parent-style-name="Standard">
      <style:text-properties officeooo:rsid="00286e9a" officeooo:paragraph-rsid="00286e9a"/>
    </style:style>
    <style:style style:name="P15" style:family="paragraph" style:parent-style-name="Standard">
      <style:text-properties fo:font-weight="bold" officeooo:rsid="002315c2" officeooo:paragraph-rsid="002315c2" style:font-weight-asian="bold" style:font-weight-complex="bold"/>
    </style:style>
    <style:style style:name="P16" style:family="paragraph" style:parent-style-name="Standard">
      <style:text-properties fo:font-weight="bold" officeooo:rsid="00242b39" officeooo:paragraph-rsid="00242b39" style:font-weight-asian="bold" style:font-weight-complex="bold"/>
    </style:style>
    <style:style style:name="P17" style:family="paragraph" style:parent-style-name="Standard">
      <style:text-properties fo:font-weight="bold" officeooo:rsid="00286e9a" officeooo:paragraph-rsid="00286e9a" style:font-weight-asian="bold" style:font-weight-complex="bold"/>
    </style:style>
    <style:style style:name="P18" style:family="paragraph" style:parent-style-name="Standard">
      <style:text-properties fo:font-weight="bold" officeooo:rsid="00265346" officeooo:paragraph-rsid="00265346" style:font-weight-asian="bold" style:font-weight-complex="bold"/>
    </style:style>
    <style:style style:name="P19" style:family="paragraph" style:parent-style-name="Standard">
      <style:text-properties fo:font-weight="bold" officeooo:rsid="0021476c" officeooo:paragraph-rsid="0021476c" style:font-weight-asian="bold" style:font-weight-complex="bold"/>
    </style:style>
    <style:style style:name="P20" style:family="paragraph" style:parent-style-name="Standard">
      <style:text-properties fo:font-weight="bold" officeooo:rsid="0028f16e" officeooo:paragraph-rsid="0028f16e" style:font-weight-asian="bold" style:font-weight-complex="bold"/>
    </style:style>
    <style:style style:name="P21" style:family="paragraph" style:parent-style-name="Standard">
      <style:text-properties fo:font-size="20pt" fo:font-weight="bold" officeooo:rsid="001b3b9a" officeooo:paragraph-rsid="001b3b9a" style:font-size-asian="20pt" style:font-weight-asian="bold" style:font-size-complex="20pt" style:font-weight-complex="bold"/>
    </style:style>
    <style:style style:name="P22" style:family="paragraph" style:parent-style-name="Standard">
      <style:text-properties fo:font-size="20pt" fo:font-weight="bold" officeooo:rsid="0021476c" officeooo:paragraph-rsid="0021476c" style:font-size-asian="20pt" style:font-weight-asian="bold" style:font-size-complex="20pt" style:font-weight-complex="bold"/>
    </style:style>
    <style:style style:name="P23" style:family="paragraph" style:parent-style-name="Standard">
      <style:text-properties officeooo:rsid="002a4a6f" officeooo:paragraph-rsid="002a4a6f"/>
    </style:style>
    <style:style style:name="P24" style:family="paragraph" style:parent-style-name="Standard">
      <style:text-properties fo:font-size="12pt" fo:font-weight="bold" officeooo:rsid="002ca67d" officeooo:paragraph-rsid="002ca67d" style:font-size-asian="12pt" style:font-weight-asian="bold" style:font-size-complex="12pt" style:font-weight-complex="bold"/>
    </style:style>
    <style:style style:name="P25" style:family="paragraph" style:parent-style-name="Standard">
      <style:text-properties fo:font-weight="bold" officeooo:rsid="0021831d" officeooo:paragraph-rsid="0021831d" style:font-weight-asian="bold" style:font-weight-complex="bold"/>
    </style:style>
    <style:style style:name="P26" style:family="paragraph" style:parent-style-name="Standard">
      <style:text-properties fo:font-weight="bold" officeooo:rsid="003022b1" officeooo:paragraph-rsid="003022b1" style:font-weight-asian="bold" style:font-weight-complex="bold"/>
    </style:style>
    <style:style style:name="P27" style:family="paragraph" style:parent-style-name="Standard">
      <style:text-properties fo:font-weight="bold" officeooo:rsid="003022b1" officeooo:paragraph-rsid="003294b2" style:font-weight-asian="bold" style:font-weight-complex="bold"/>
    </style:style>
    <style:style style:name="P28" style:family="paragraph" style:parent-style-name="Standard">
      <style:text-properties fo:font-weight="bold" officeooo:rsid="00265346" officeooo:paragraph-rsid="00265346" style:font-weight-asian="bold" style:font-weight-complex="bold"/>
    </style:style>
    <style:style style:name="P29" style:family="paragraph" style:parent-style-name="Standard">
      <style:text-properties officeooo:rsid="0021b18b" officeooo:paragraph-rsid="0021831d"/>
    </style:style>
    <style:style style:name="P30" style:family="paragraph" style:parent-style-name="Standard">
      <style:text-properties officeooo:rsid="00286e9a" officeooo:paragraph-rsid="0033e0dd"/>
    </style:style>
    <style:style style:name="P31" style:family="paragraph" style:parent-style-name="Standard">
      <style:text-properties officeooo:rsid="00265346" officeooo:paragraph-rsid="00265346"/>
    </style:style>
    <style:style style:name="P32" style:family="paragraph" style:parent-style-name="Standard">
      <style:text-properties officeooo:rsid="00265346" officeooo:paragraph-rsid="003852e0"/>
    </style:style>
    <style:style style:name="P33" style:family="paragraph" style:parent-style-name="Standard">
      <style:text-properties officeooo:rsid="0039422b" officeooo:paragraph-rsid="0039422b"/>
    </style:style>
    <style:style style:name="P34" style:family="paragraph" style:parent-style-name="Standard">
      <style:text-properties officeooo:rsid="00394b0d" officeooo:paragraph-rsid="00394b0d"/>
    </style:style>
    <style:style style:name="T1" style:family="text">
      <style:text-properties officeooo:rsid="001e1e8a"/>
    </style:style>
    <style:style style:name="T2" style:family="text">
      <style:text-properties officeooo:rsid="001edb15"/>
    </style:style>
    <style:style style:name="T3" style:family="text">
      <style:text-properties officeooo:rsid="001f7bf4"/>
    </style:style>
    <style:style style:name="T4" style:family="text">
      <style:text-properties officeooo:rsid="0021831d"/>
    </style:style>
    <style:style style:name="T5" style:family="text">
      <style:text-properties officeooo:rsid="0021b18b"/>
    </style:style>
    <style:style style:name="T6" style:family="text">
      <style:text-properties officeooo:rsid="002389f0"/>
    </style:style>
    <style:style style:name="T7" style:family="text">
      <style:text-properties officeooo:rsid="0026e49e"/>
    </style:style>
    <style:style style:name="T8" style:family="text">
      <style:text-properties officeooo:rsid="00286e9a"/>
    </style:style>
    <style:style style:name="T9" style:family="text">
      <style:text-properties officeooo:rsid="0028f16e"/>
    </style:style>
    <style:style style:name="T10" style:family="text">
      <style:text-properties officeooo:rsid="002a4a6f"/>
    </style:style>
    <style:style style:name="T11" style:family="text">
      <style:text-properties officeooo:rsid="002ca67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e7af8" style:font-weight-asian="normal" style:font-weight-complex="normal"/>
    </style:style>
    <style:style style:name="T15" style:family="text">
      <style:text-properties fo:font-weight="normal" officeooo:rsid="003294b2" style:font-weight-asian="normal" style:font-weight-complex="normal"/>
    </style:style>
    <style:style style:name="T16" style:family="text">
      <style:text-properties fo:font-weight="normal" officeooo:rsid="0033e0dd" style:font-weight-asian="normal" style:font-weight-complex="normal"/>
    </style:style>
    <style:style style:name="T17" style:family="text">
      <style:text-properties officeooo:rsid="003022b1"/>
    </style:style>
    <style:style style:name="T18" style:family="text">
      <style:text-properties fo:font-size="12pt" fo:font-weight="bold" officeooo:rsid="002ca67d" style:font-size-asian="12pt" style:font-weight-asian="bold" style:font-size-complex="12pt" style:font-weight-complex="bold"/>
    </style:style>
    <style:style style:name="T19" style:family="text">
      <style:text-properties fo:font-size="12pt" officeooo:rsid="002ca67d" style:font-size-asian="12pt" style:font-size-complex="12pt"/>
    </style:style>
    <style:style style:name="T20" style:family="text">
      <style:text-properties fo:font-size="12pt" fo:font-weight="normal" officeooo:rsid="0033e0dd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3521bf" style:font-size-asian="12pt" style:font-weight-asian="normal" style:font-size-complex="12pt" style:font-weight-complex="normal"/>
    </style:style>
    <style:style style:name="T22" style:family="text">
      <style:text-properties officeooo:rsid="0033e0dd"/>
    </style:style>
    <style:style style:name="T23" style:family="text">
      <style:text-properties officeooo:rsid="00365473"/>
    </style:style>
    <style:style style:name="T24" style:family="text">
      <style:text-properties officeooo:rsid="00394b0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Laberint</text:p>
      <text:p text:style-name="P14"><text:span text:style-name="T12">Descripció general:</text:span> Laberint “quadrat” i connex <text:span text:style-name="T9">format per elements estàtics “monedes, paret ...” i elements dinàmics “pacman, fantasmes items...”</text:span></text:p>
      <text:p text:style-name="P14"/>
      <text:p text:style-name="P20">Operacions:</text:p>
      <text:p text:style-name="P20"/>
      <text:p text:style-name="P1">//Pre: el fitxer existeix, és de text i conté un laberint NxN</text:p>
      <text:p text:style-name="P1">//Post: em creat un laberint a partir de un fitxer;</text:p>
      <text:p text:style-name="P1">Laberint(String fitxer)</text:p>
      <text:p text:style-name="P1"/>
      <text:p text:style-name="P1">//Pre: - -;</text:p>
      <text:p text:style-name="P1">//Post: em creat un laberint <text:span text:style-name="T9">a partir del motor de generació especificat per parametre</text:span>;</text:p>
      <text:p text:style-name="P1">Laberint(<text:span text:style-name="T9">IGeneradorLaberint</text:span>)</text:p>
      <text:p text:style-name="P1"/>
      <text:p text:style-name="P1">//<text:span text:style-name="T10">Pre: la matriu elements és quadrada;</text:span></text:p>
      <text:p text:style-name="P1">//<text:span text:style-name="T10">Post: em creat un laberint a partir de elements;</text:span></text:p>
      <text:p text:style-name="P23">Laberint(EElementLaberint elements[][])</text:p>
      <text:p text:style-name="P1"/>
      <text:p text:style-name="P1">//<text:span text:style-name="T1">Pre: posicio és valida dins del laberint;</text:span></text:p>
      <text:p text:style-name="P2">//Post: em retornat l'item de la posició;</text:p>
      <text:p text:style-name="P2">EElementLaberint obtenirObjecte(Posicio posicio)</text:p>
      <text:p text:style-name="P2"/>
      <text:p text:style-name="P2">//Pre: el moviment pOrigen <text:span text:style-name="T11">i</text:span> pDesti són valids dins del laberint;</text:p>
      <text:p text:style-name="P2">//Post: en pDesti ara hi ha l'element que hi havia en pOrigen i ara en pOrigen no hi ha res;</text:p>
      <text:p text:style-name="P2">void anotarMoviment (Posicio pOrigen, Posicio pDesti)</text:p>
      <text:p text:style-name="P2"/>
      <text:p text:style-name="P2">//<text:span text:style-name="T2">Pre: no queden monedes en el laberint;</text:span></text:p>
      <text:p text:style-name="P2">//<text:span text:style-name="T2">Post: em sortejat una porta en el laberint;</text:span></text:p>
      <text:p text:style-name="P3">void sortejarSortida()</text:p>
      <text:p text:style-name="P3"/>
      <text:p text:style-name="P3">//<text:span text:style-name="T3">Pre: - -;</text:span></text:p>
      <text:p text:style-name="P3">//<text:span text:style-name="T3">Post: em sortejat un element “patins, monedes X2 o la monjeta màgica de en kain” en una casella <text:s text:c="7"/>//accesible del laberint;</text:span></text:p>
      <text:p text:style-name="P4">void sortejarItem()</text:p>
      <text:p text:style-name="P3"/>
      <text:p text:style-name="P3">//<text:span text:style-name="T3">Pre: - -;</text:span></text:p>
      <text:p text:style-name="P3">//<text:span text:style-name="T3">Post: retornem si posicio és valida, entenem per valida que està dins del laberint i no és paret;</text:span></text:p>
      <text:p text:style-name="P4">boolean posicioValida(Posicio posicio)</text:p>
      <text:p text:style-name="P4"/>
      <text:p text:style-name="P22">Partida</text:p>
      <text:p text:style-name="P24">Descripció general: <text:span text:style-name="T13">representació de una partida on intervenen dos personatjes “pacman controlat per l'usuari i fantasma controlat per la màquina” i on an de obtenir el màxim nombre de punts </text:span><text:span text:style-name="T14">per guanyar</text:span><text:span text:style-name="T13">.</text:span></text:p>
      <text:p text:style-name="P24"/>
      <text:p text:style-name="P5">//Pre: nivell &gt;= 1;</text:p>
      <text:p text:style-name="P5">//Post: em iniciat una partida en un nivell i dificultat especificada;</text:p>
      <text:p text:style-name="P5">Partida(EEnumDificultat dificultat, int nivell)</text:p>
      <text:p text:style-name="P5"/>
      <text:p text:style-name="P5">//Pre: la partida no ha sigut finalitzada anteriorment;</text:p>
      <text:p text:style-name="P5">//Post: em finalitzat la partida;</text:p>
      <text:p text:style-name="P5">void finalitzarPartida()</text:p>
      <text:p text:style-name="P5"><text:soft-page-break/></text:p>
      <text:p text:style-name="P19">ItemMovible</text:p>
      <text:p text:style-name="P5">//Pre: millis &gt;= 1000</text:p>
      <text:p text:style-name="P5">//Post: em creat un ItemMovible amb els parametres especificats;</text:p>
      <text:p text:style-name="P5">ItemMovible(Laberint laberint, Posicio inici, long millis)</text:p>
      <text:p text:style-name="P5"/>
      <text:p text:style-name="P5">//Pre:--;</text:p>
      <text:p text:style-name="P5">//Post: aplicar el moviment precalculat.</text:p>
      <text:p text:style-name="P5"><text:span text:style-name="T17">void r</text:span>ealitzarMoviment()</text:p>
      <text:p text:style-name="P5"/>
      <text:p text:style-name="P5">//<text:span text:style-name="T4">Pre:--;</text:span></text:p>
      <text:p text:style-name="P6">//Post: em precalculat el seguent moviment “valid” per el laberint</text:p>
      <text:p text:style-name="P6">void <text:span text:style-name="T17">c</text:span>alcularMoviment()</text:p>
      <text:p text:style-name="P6"/>
      <text:p text:style-name="P25">Item</text:p>
      <text:p text:style-name="P26"><text:span text:style-name="T19">Descripció general: </text:span><text:span text:style-name="T13">Especialització de ItemMovible el qual ja sap calcular el proxim moviment, la funcionalitat bàsica del item serà aportar “poders temporals” a qui l'agafi i el seu comportament serà fujir dels personatjes .</text:span></text:p>
      <text:p text:style-name="P26"/>
      <text:p text:style-name="P7">//<text:span text:style-name="T5">Pre: millis &gt;= 1000;</text:span></text:p>
      <text:p text:style-name="P7">//<text:span text:style-name="T5">Post: em creat el nou item amb els parametres especificats;</text:span></text:p>
      <text:p text:style-name="P6">Item(Laberint laberint, Posicio inici, long millis, <text:span text:style-name="T5">ETipusItem</text:span> tipusItem)</text:p>
      <text:p text:style-name="P29"/>
      <text:p text:style-name="P15">Personatje</text:p>
      <text:p text:style-name="P27"><text:span text:style-name="T19">Descripció general: </text:span><text:span text:style-name="T13">Especialització de ItemMovible, </text:span><text:span text:style-name="T16">encara no sap com actuar a cada moviment “ja que dependrà del tipus de personatje que sigui”</text:span><text:span text:style-name="T13">, </text:span><text:span text:style-name="T15">tot personatje conté un cumul de punts acumulats</text:span><text:span text:style-name="T13">, </text:span><text:span text:style-name="T16">i</text:span><text:span text:style-name="T15"> té altres fucionalitats com la capasitat de canviar la seva freqüència de moviment;</text:span></text:p>
      <text:p text:style-name="P9"/>
      <text:p text:style-name="P9">//Pre: millis &gt;= 1000;</text:p>
      <text:p text:style-name="P9">//Post: em creat el nou personatje amb els parametres especificats</text:p>
      <text:p text:style-name="P9">Personatje(Laberint laberint, Posicio inici, long millis)</text:p>
      <text:p text:style-name="P9"/>
      <text:p text:style-name="P9">//Pre: millis &gt;= 1000;</text:p>
      <text:p text:style-name="P9">//Post: em canviat el temporitzador <text:span text:style-name="T6">de moviment </text:span>del personatje;</text:p>
      <text:p text:style-name="P9">void canviarTimer(long millis)</text:p>
      <text:p text:style-name="P8"/>
      <text:p text:style-name="P8">//<text:span text:style-name="T6">Pre: - -;</text:span></text:p>
      <text:p text:style-name="P10">//Post: retornem el nombre de punts que porta acumulats el personatje;</text:p>
      <text:p text:style-name="P10">int obtenirPunts();</text:p>
      <text:p text:style-name="P10"/>
      <text:p text:style-name="P16">Pacman</text:p>
      <text:p text:style-name="P30"><text:span text:style-name="T18">Descripció general: <text:s/></text:span><text:span text:style-name="T20">G</text:span>eneralització de personatje que té la seva propia manera de calcular la seg<text:span text:style-name="T22">ü</text:span>ent posició segons el seus interessos.</text:p>
      <text:p text:style-name="P11"/>
      <text:p text:style-name="P17">Fantasma1</text:p>
      <text:p text:style-name="P30"><text:span text:style-name="T18">Descripció general: </text:span>Generalització de personatje “<text:span text:style-name="T22">controlat per la màquina” </text:span>que calcularà de forma aleatoria el seguent moviment.</text:p>
      <text:p text:style-name="P14"/>
      <text:p text:style-name="P17">Fantasma2</text:p>
      <text:p text:style-name="P30"><text:span text:style-name="T18">Descripció general: </text:span>Generalització de personatje “<text:span text:style-name="T22">controlat per la màquina” </text:span>que calcularà el seguent moviment a partir dels items que té en linia recta;</text:p>
      <text:p text:style-name="P14"/>
      <text:p text:style-name="P17"><text:soft-page-break/>Fantasma3</text:p>
      <text:p text:style-name="P30"><text:span text:style-name="T18">Descripció general: </text:span>Generalització de personatje “<text:span text:style-name="T22">controlat per la màquina” </text:span>que calcularà el seguent moviment de forma “intel·ligent” tinguent en compte diferents factors com ara:</text:p>
      <text:p text:style-name="P14">- Benefici al seguir una ruta concreta.</text:p>
      <text:p text:style-name="P14">…</text:p>
      <text:p text:style-name="P12"/>
      <text:p text:style-name="P18">I<text:span text:style-name="T8">G</text:span>eneradorLaberint</text:p>
      <text:p text:style-name="P30"><text:span text:style-name="T18">Descripció general: <text:s/></text:span><text:span text:style-name="T20">Abstracció de com crear un laberint, ens permet separar la lògica de un laberint de com s'ha de crear, tothom que implmenti aquesta interficie es compromet a genrar </text:span><text:span text:style-name="T21">un laberint que compleix les especificacions del joc;</text:span></text:p>
      <text:p text:style-name="P30"/>
      <text:p text:style-name="P13">//Pre: costat &gt;= 0 i E<text:span text:style-name="T22">E</text:span>lementLaberint és un fantasma;</text:p>
      <text:p text:style-name="P13">//Post: Retornem una laberint en format de matriu “<text:span text:style-name="T23">quadrada i connexa” </text:span>amb un pacman en la primera posició <text:span text:style-name="T22">i</text:span> un fantasma en l'última;</text:p>
      <text:p text:style-name="P13">EElementLaberint[][] generarLaberint(int costat, EelementLaberint fantasma);</text:p>
      <text:p text:style-name="P13"/>
      <text:p text:style-name="P13"/>
      <text:p text:style-name="P18">GeneradorLaberintAleatori</text:p>
      <text:p text:style-name="P13">Implementa l'interficie IgneradorLaberint <text:span text:style-name="T23">i</text:span> té com a finalitat generar un laberint de forma aleatoria.</text:p>
      <text:p text:style-name="P13"/>
      <text:p text:style-name="P13"><draw:frame draw:style-name="fr1" draw:name="Object1" text:anchor-type="paragraph" svg:x="1.7453in" svg:y="0.0618in" svg:width="3.1083in" svg:height="2.559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3"/>
      <text:p text:style-name="P1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GeneradorLaberintLineal</text:p>
      <text:p text:style-name="P32">Implementa l'interficie IgeneradorLaberint I té com a finalitat generar un laberint on en les files parelles hi ha monedes I en les imparelles paret;</text:p>
      <text:p text:style-name="P13"><draw:frame draw:style-name="fr1" draw:name="Object2" text:anchor-type="paragraph" svg:x="1.6425in" svg:y="0.0756in" svg:width="3.2937in" svg:height="2.636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3"/>
      <text:p text:style-name="P13"/>
      <text:p text:style-name="P13"/>
      <text:p text:style-name="P13"/>
      <text:p text:style-name="P18"><text:soft-page-break/>GeneradorLaberint<text:span text:style-name="T7">Espiral</text:span></text:p>
      <text:p text:style-name="P13">Implementa l'interficie IgeneradorLaberint I té com a finalitat generar un laberint en forma de espiral</text:p>
      <text:p text:style-name="P13"/>
      <text:p text:style-name="P13"><draw:frame draw:style-name="fr1" draw:name="Object3" text:anchor-type="paragraph" svg:x="1.4811in" svg:y="0.15in" svg:width="3.4602in" svg:height="2.7827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3">HistoricPosicions</text:p>
      <text:p text:style-name="P33">Descripció general: ens representarà una estructura de dades per guardar el camí que va realitzant tot item que es mou per el laberint.</text:p>
      <text:p text:style-name="P33"/>
      <text:p text:style-name="P33">//Pre: - -;</text:p>
      <text:p text:style-name="P33">//Post: em afegit una posició a l'estructura;</text:p>
      <text:p text:style-name="P33">void afegiPosicio(Posicio posicio);</text:p>
      <text:p text:style-name="P33"/>
      <text:p text:style-name="P33">//Pre: l'historic de posicions no està buit;</text:p>
      <text:p text:style-name="P33">//Post: em retornat l'última posició afegida a l'estructura;</text:p>
      <text:p text:style-name="P33">Posicio obtenirUltimaPosició()</text:p>
      <text:p text:style-name="P33"/>
      <text:p text:style-name="P33">//Pre: l'historic de posicions no està buit;</text:p>
      <text:p text:style-name="P33">//Post: em tret I retornat l'última posició afegid a l'estructura;</text:p>
      <text:p text:style-name="P33">Posicio treureUltimaPosicio();</text:p>
      <text:p text:style-name="P33"/>
      <text:p text:style-name="P33">//<text:span text:style-name="T24">Pre: –;</text:span></text:p>
      <text:p text:style-name="P34">//Post: retornem si l'estructura està buida;</text:p>
      <text:p text:style-name="P34">boolean esBuit(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22:13:31.382061893</meta:creation-date>
    <dc:date>2015-03-26T21:13:05.089173636</dc:date>
    <meta:editing-duration>PT1H19M32S</meta:editing-duration>
    <meta:editing-cycles>29</meta:editing-cycles>
    <meta:generator>LibreOffice/4.3.3.2$Linux_X86_64 LibreOffice_project/430m0$Build-2</meta:generator>
    <meta:document-statistic meta:table-count="0" meta:image-count="0" meta:object-count="3" meta:page-count="4" meta:paragraph-count="96" meta:word-count="776" meta:character-count="5330" meta:non-whitespace-character-count="46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b2b2b2" fo:border="0.06pt solid #000000"/>
    </style:style>
    <style:style style:name="ce3" style:family="table-cell" style:parent-style-name="Default">
      <style:table-cell-properties fo:background-color="#ffffff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0.428in" svg:height="0.3831in" svg:x="0.8886in" svg:y="0.1776in">
            <draw:image xlink:href="Pictures/100002010000003200000032B7E747C7.png" xlink:type="simple" xlink:show="embed" xlink:actuate="onLoad">
              <text:p/>
            </draw:image>
          </draw:frame>
          <draw:frame draw:z-index="1" draw:name="Image 2" draw:style-name="gr1" draw:text-style-name="P1" svg:width="0.4461in" svg:height="0.3724in" svg:x="5.2004in" svg:y="3.9008in">
            <draw:image xlink:href="Pictures/1000020100000032000000325B9D91A0.png" xlink:type="simple" xlink:show="embed" xlink:actuate="onLoad">
              <text:p/>
            </draw:image>
          </draw:frame>
          <draw:frame draw:z-index="2" draw:name="Image 3" draw:style-name="gr1" draw:text-style-name="P1" svg:width="0.3807in" svg:height="0.363in" svg:x="1.8933in" svg:y="0.6138in">
            <draw:image xlink:href="Pictures/100002010000003200000032B7C0282B.png" xlink:type="simple" xlink:show="embed" xlink:actuate="onLoad">
              <text:p/>
            </draw:image>
          </draw:frame>
          <draw:frame draw:z-index="3" draw:name="Image 3" draw:style-name="gr1" draw:text-style-name="P1" svg:width="0.3807in" svg:height="0.363in" svg:x="1.3713in" svg:y="0.5925in">
            <draw:image xlink:href="Pictures/100002010000003200000032B7C0282B.png" xlink:type="simple" xlink:show="embed" xlink:actuate="onLoad">
              <text:p/>
            </draw:image>
          </draw:frame>
          <draw:frame draw:z-index="4" draw:name="Image 3" draw:style-name="gr1" draw:text-style-name="P1" svg:width="0.3807in" svg:height="0.363in" svg:x="1.3713in" svg:y="0.1799in">
            <draw:image xlink:href="Pictures/100002010000003200000032B7C0282B.png" xlink:type="simple" xlink:show="embed" xlink:actuate="onLoad">
              <text:p/>
            </draw:image>
          </draw:frame>
          <draw:frame draw:z-index="5" draw:name="Image 3" draw:style-name="gr1" draw:text-style-name="P1" svg:width="0.3807in" svg:height="0.363in" svg:x="0.8925in" svg:y="0.5925in">
            <draw:image xlink:href="Pictures/100002010000003200000032B7C0282B.png" xlink:type="simple" xlink:show="embed" xlink:actuate="onLoad">
              <text:p/>
            </draw:image>
          </draw:frame>
          <draw:frame draw:z-index="6" draw:name="Image 3" draw:style-name="gr1" draw:text-style-name="P1" svg:width="0.3807in" svg:height="0.363in" svg:x="1.3713in" svg:y="1.0047in">
            <draw:image xlink:href="Pictures/100002010000003200000032B7C0282B.png" xlink:type="simple" xlink:show="embed" xlink:actuate="onLoad">
              <text:p/>
            </draw:image>
          </draw:frame>
          <draw:frame draw:z-index="7" draw:name="Image 3" draw:style-name="gr1" draw:text-style-name="P1" svg:width="0.3807in" svg:height="0.363in" svg:x="1.85in" svg:y="1.0047in">
            <draw:image xlink:href="Pictures/100002010000003200000032B7C0282B.png" xlink:type="simple" xlink:show="embed" xlink:actuate="onLoad">
              <text:p/>
            </draw:image>
          </draw:frame>
          <draw:frame draw:z-index="8" draw:name="Image 3" draw:style-name="gr1" draw:text-style-name="P1" svg:width="0.3807in" svg:height="0.363in" svg:x="1.85in" svg:y="1.4173in">
            <draw:image xlink:href="Pictures/100002010000003200000032B7C0282B.png" xlink:type="simple" xlink:show="embed" xlink:actuate="onLoad">
              <text:p/>
            </draw:image>
          </draw:frame>
          <draw:frame draw:z-index="9" draw:name="Image 3" draw:style-name="gr1" draw:text-style-name="P1" svg:width="0.3807in" svg:height="0.363in" svg:x="1.85in" svg:y="1.8299in">
            <draw:image xlink:href="Pictures/100002010000003200000032B7C0282B.png" xlink:type="simple" xlink:show="embed" xlink:actuate="onLoad">
              <text:p/>
            </draw:image>
          </draw:frame>
          <draw:frame draw:z-index="10" draw:name="Image 3" draw:style-name="gr1" draw:text-style-name="P1" svg:width="0.3807in" svg:height="0.363in" svg:x="1.3713in" svg:y="1.8299in">
            <draw:image xlink:href="Pictures/100002010000003200000032B7C0282B.png" xlink:type="simple" xlink:show="embed" xlink:actuate="onLoad">
              <text:p/>
            </draw:image>
          </draw:frame>
          <draw:frame draw:z-index="11" draw:name="Image 3" draw:style-name="gr1" draw:text-style-name="P1" svg:width="0.3807in" svg:height="0.363in" svg:x="1.3713in" svg:y="1.4173in">
            <draw:image xlink:href="Pictures/100002010000003200000032B7C0282B.png" xlink:type="simple" xlink:show="embed" xlink:actuate="onLoad">
              <text:p/>
            </draw:image>
          </draw:frame>
          <draw:frame draw:z-index="12" draw:name="Image 3" draw:style-name="gr1" draw:text-style-name="P1" svg:width="0.3807in" svg:height="0.363in" svg:x="1.3713in" svg:y="2.2425in">
            <draw:image xlink:href="Pictures/100002010000003200000032B7C0282B.png" xlink:type="simple" xlink:show="embed" xlink:actuate="onLoad">
              <text:p/>
            </draw:image>
          </draw:frame>
          <draw:frame draw:z-index="13" draw:name="Image 3" draw:style-name="gr1" draw:text-style-name="P1" svg:width="0.3807in" svg:height="0.363in" svg:x="1.3713in" svg:y="2.6551in">
            <draw:image xlink:href="Pictures/100002010000003200000032B7C0282B.png" xlink:type="simple" xlink:show="embed" xlink:actuate="onLoad">
              <text:p/>
            </draw:image>
          </draw:frame>
          <draw:frame draw:z-index="14" draw:name="Image 3" draw:style-name="gr1" draw:text-style-name="P1" svg:width="0.3807in" svg:height="0.363in" svg:x="1.3713in" svg:y="3.0673in">
            <draw:image xlink:href="Pictures/100002010000003200000032B7C0282B.png" xlink:type="simple" xlink:show="embed" xlink:actuate="onLoad">
              <text:p/>
            </draw:image>
          </draw:frame>
          <draw:frame draw:z-index="15" draw:name="Image 3" draw:style-name="gr1" draw:text-style-name="P1" svg:width="0.3807in" svg:height="0.363in" svg:x="1.3713in" svg:y="3.4799in">
            <draw:image xlink:href="Pictures/100002010000003200000032B7C0282B.png" xlink:type="simple" xlink:show="embed" xlink:actuate="onLoad">
              <text:p/>
            </draw:image>
          </draw:frame>
          <draw:frame draw:z-index="16" draw:name="Image 3" draw:style-name="gr1" draw:text-style-name="P1" svg:width="0.3807in" svg:height="0.363in" svg:x="0.8925in" svg:y="3.8925in">
            <draw:image xlink:href="Pictures/100002010000003200000032B7C0282B.png" xlink:type="simple" xlink:show="embed" xlink:actuate="onLoad">
              <text:p/>
            </draw:image>
          </draw:frame>
          <draw:frame draw:z-index="17" draw:name="Image 3" draw:style-name="gr1" draw:text-style-name="P1" svg:width="0.3807in" svg:height="0.363in" svg:x="1.3713in" svg:y="3.8925in">
            <draw:image xlink:href="Pictures/100002010000003200000032B7C0282B.png" xlink:type="simple" xlink:show="embed" xlink:actuate="onLoad">
              <text:p/>
            </draw:image>
          </draw:frame>
          <draw:frame draw:z-index="18" draw:name="Image 3" draw:style-name="gr1" draw:text-style-name="P1" svg:width="0.3807in" svg:height="0.363in" svg:x="1.85in" svg:y="3.4799in">
            <draw:image xlink:href="Pictures/100002010000003200000032B7C0282B.png" xlink:type="simple" xlink:show="embed" xlink:actuate="onLoad">
              <text:p/>
            </draw:image>
          </draw:frame>
          <draw:frame draw:z-index="19" draw:name="Image 3" draw:style-name="gr1" draw:text-style-name="P1" svg:width="0.3807in" svg:height="0.363in" svg:x="2.3287in" svg:y="3.4799in">
            <draw:image xlink:href="Pictures/100002010000003200000032B7C0282B.png" xlink:type="simple" xlink:show="embed" xlink:actuate="onLoad">
              <text:p/>
            </draw:image>
          </draw:frame>
          <draw:frame draw:z-index="20" draw:name="Image 3" draw:style-name="gr1" draw:text-style-name="P1" svg:width="0.3807in" svg:height="0.363in" svg:x="2.8075in" svg:y="3.4799in">
            <draw:image xlink:href="Pictures/100002010000003200000032B7C0282B.png" xlink:type="simple" xlink:show="embed" xlink:actuate="onLoad">
              <text:p/>
            </draw:image>
          </draw:frame>
          <draw:frame draw:z-index="21" draw:name="Image 3" draw:style-name="gr1" draw:text-style-name="P1" svg:width="0.3807in" svg:height="0.363in" svg:x="3.2858in" svg:y="3.4799in">
            <draw:image xlink:href="Pictures/100002010000003200000032B7C0282B.png" xlink:type="simple" xlink:show="embed" xlink:actuate="onLoad">
              <text:p/>
            </draw:image>
          </draw:frame>
          <draw:frame draw:z-index="22" draw:name="Image 3" draw:style-name="gr1" draw:text-style-name="P1" svg:width="0.3807in" svg:height="0.363in" svg:x="3.7646in" svg:y="3.4799in">
            <draw:image xlink:href="Pictures/100002010000003200000032B7C0282B.png" xlink:type="simple" xlink:show="embed" xlink:actuate="onLoad">
              <text:p/>
            </draw:image>
          </draw:frame>
          <draw:frame draw:z-index="23" draw:name="Image 3" draw:style-name="gr1" draw:text-style-name="P1" svg:width="0.3807in" svg:height="0.363in" svg:x="4.2433in" svg:y="3.4799in">
            <draw:image xlink:href="Pictures/100002010000003200000032B7C0282B.png" xlink:type="simple" xlink:show="embed" xlink:actuate="onLoad">
              <text:p/>
            </draw:image>
          </draw:frame>
          <draw:frame draw:z-index="24" draw:name="Image 3" draw:style-name="gr1" draw:text-style-name="P1" svg:width="0.3807in" svg:height="0.363in" svg:x="4.2433in" svg:y="3.0673in">
            <draw:image xlink:href="Pictures/100002010000003200000032B7C0282B.png" xlink:type="simple" xlink:show="embed" xlink:actuate="onLoad">
              <text:p/>
            </draw:image>
          </draw:frame>
          <draw:frame draw:z-index="25" draw:name="Image 3" draw:style-name="gr1" draw:text-style-name="P1" svg:width="0.3807in" svg:height="0.363in" svg:x="4.2433in" svg:y="2.6551in">
            <draw:image xlink:href="Pictures/100002010000003200000032B7C0282B.png" xlink:type="simple" xlink:show="embed" xlink:actuate="onLoad">
              <text:p/>
            </draw:image>
          </draw:frame>
          <draw:frame draw:z-index="26" draw:name="Image 3" draw:style-name="gr1" draw:text-style-name="P1" svg:width="0.3807in" svg:height="0.363in" svg:x="4.2433in" svg:y="2.2425in">
            <draw:image xlink:href="Pictures/100002010000003200000032B7C0282B.png" xlink:type="simple" xlink:show="embed" xlink:actuate="onLoad">
              <text:p/>
            </draw:image>
          </draw:frame>
          <draw:frame draw:z-index="27" draw:name="Image 3" draw:style-name="gr1" draw:text-style-name="P1" svg:width="0.3807in" svg:height="0.363in" svg:x="4.2433in" svg:y="1.8299in">
            <draw:image xlink:href="Pictures/100002010000003200000032B7C0282B.png" xlink:type="simple" xlink:show="embed" xlink:actuate="onLoad">
              <text:p/>
            </draw:image>
          </draw:frame>
          <draw:frame draw:z-index="28" draw:name="Image 3" draw:style-name="gr1" draw:text-style-name="P1" svg:width="0.3807in" svg:height="0.363in" svg:x="4.2433in" svg:y="1.4173in">
            <draw:image xlink:href="Pictures/100002010000003200000032B7C0282B.png" xlink:type="simple" xlink:show="embed" xlink:actuate="onLoad">
              <text:p/>
            </draw:image>
          </draw:frame>
          <draw:frame draw:z-index="29" draw:name="Image 3" draw:style-name="gr1" draw:text-style-name="P1" svg:width="0.3807in" svg:height="0.363in" svg:x="4.2433in" svg:y="1.0047in">
            <draw:image xlink:href="Pictures/100002010000003200000032B7C0282B.png" xlink:type="simple" xlink:show="embed" xlink:actuate="onLoad">
              <text:p/>
            </draw:image>
          </draw:frame>
          <draw:frame draw:z-index="30" draw:name="Image 3" draw:style-name="gr1" draw:text-style-name="P1" svg:width="0.3807in" svg:height="0.363in" svg:x="4.2433in" svg:y="0.5925in">
            <draw:image xlink:href="Pictures/100002010000003200000032B7C0282B.png" xlink:type="simple" xlink:show="embed" xlink:actuate="onLoad">
              <text:p/>
            </draw:image>
          </draw:frame>
          <draw:frame draw:z-index="31" draw:name="Image 3" draw:style-name="gr1" draw:text-style-name="P1" svg:width="0.3807in" svg:height="0.363in" svg:x="4.2433in" svg:y="0.1799in">
            <draw:image xlink:href="Pictures/100002010000003200000032B7C0282B.png" xlink:type="simple" xlink:show="embed" xlink:actuate="onLoad">
              <text:p/>
            </draw:image>
          </draw:frame>
          <draw:frame draw:z-index="32" draw:name="Image 3" draw:style-name="gr1" draw:text-style-name="P1" svg:width="0.3807in" svg:height="0.363in" svg:x="4.722in" svg:y="0.1799in">
            <draw:image xlink:href="Pictures/100002010000003200000032B7C0282B.png" xlink:type="simple" xlink:show="embed" xlink:actuate="onLoad">
              <text:p/>
            </draw:image>
          </draw:frame>
          <draw:frame draw:z-index="33" draw:name="Image 3" draw:style-name="gr1" draw:text-style-name="P1" svg:width="0.3807in" svg:height="0.363in" svg:x="5.2008in" svg:y="0.1799in">
            <draw:image xlink:href="Pictures/100002010000003200000032B7C0282B.png" xlink:type="simple" xlink:show="embed" xlink:actuate="onLoad">
              <text:p/>
            </draw:image>
          </draw:frame>
          <draw:frame draw:z-index="34" draw:name="Image 3" draw:style-name="gr1" draw:text-style-name="P1" svg:width="0.3807in" svg:height="0.363in" svg:x="5.2008in" svg:y="0.5925in">
            <draw:image xlink:href="Pictures/100002010000003200000032B7C0282B.png" xlink:type="simple" xlink:show="embed" xlink:actuate="onLoad">
              <text:p/>
            </draw:image>
          </draw:frame>
          <draw:frame draw:z-index="35" draw:name="Image 3" draw:style-name="gr1" draw:text-style-name="P1" svg:width="0.3807in" svg:height="0.363in" svg:x="5.2008in" svg:y="1.0047in">
            <draw:image xlink:href="Pictures/100002010000003200000032B7C0282B.png" xlink:type="simple" xlink:show="embed" xlink:actuate="onLoad">
              <text:p/>
            </draw:image>
          </draw:frame>
          <draw:frame draw:z-index="36" draw:name="Image 3" draw:style-name="gr1" draw:text-style-name="P1" svg:width="0.3807in" svg:height="0.363in" svg:x="5.2008in" svg:y="1.4173in">
            <draw:image xlink:href="Pictures/100002010000003200000032B7C0282B.png" xlink:type="simple" xlink:show="embed" xlink:actuate="onLoad">
              <text:p/>
            </draw:image>
          </draw:frame>
          <draw:frame draw:z-index="37" draw:name="Image 3" draw:style-name="gr1" draw:text-style-name="P1" svg:width="0.3807in" svg:height="0.363in" svg:x="5.2008in" svg:y="1.8299in">
            <draw:image xlink:href="Pictures/100002010000003200000032B7C0282B.png" xlink:type="simple" xlink:show="embed" xlink:actuate="onLoad">
              <text:p/>
            </draw:image>
          </draw:frame>
          <draw:frame draw:z-index="38" draw:name="Image 3" draw:style-name="gr1" draw:text-style-name="P1" svg:width="0.3807in" svg:height="0.363in" svg:x="5.2008in" svg:y="2.2425in">
            <draw:image xlink:href="Pictures/100002010000003200000032B7C0282B.png" xlink:type="simple" xlink:show="embed" xlink:actuate="onLoad">
              <text:p/>
            </draw:image>
          </draw:frame>
          <draw:frame draw:z-index="39" draw:name="Image 3" draw:style-name="gr1" draw:text-style-name="P1" svg:width="0.3807in" svg:height="0.363in" svg:x="5.2008in" svg:y="2.6551in">
            <draw:image xlink:href="Pictures/100002010000003200000032B7C0282B.png" xlink:type="simple" xlink:show="embed" xlink:actuate="onLoad">
              <text:p/>
            </draw:image>
          </draw:frame>
          <draw:frame draw:z-index="40" draw:name="Image 3" draw:style-name="gr1" draw:text-style-name="P1" svg:width="0.3807in" svg:height="0.363in" svg:x="5.2008in" svg:y="3.0673in">
            <draw:image xlink:href="Pictures/100002010000003200000032B7C0282B.png" xlink:type="simple" xlink:show="embed" xlink:actuate="onLoad">
              <text:p/>
            </draw:image>
          </draw:frame>
          <draw:frame draw:z-index="41" draw:name="Image 3" draw:style-name="gr1" draw:text-style-name="P1" svg:width="0.3807in" svg:height="0.363in" svg:x="5.2008in" svg:y="3.4799in">
            <draw:image xlink:href="Pictures/100002010000003200000032B7C0282B.png" xlink:type="simple" xlink:show="embed" xlink:actuate="onLoad">
              <text:p/>
            </draw:image>
          </draw:frame>
          <draw:frame draw:z-index="42" draw:name="Image 3" draw:style-name="gr1" draw:text-style-name="P1" svg:width="0.3807in" svg:height="0.363in" svg:x="1.85in" svg:y="2.6551in">
            <draw:image xlink:href="Pictures/100002010000003200000032B7C0282B.png" xlink:type="simple" xlink:show="embed" xlink:actuate="onLoad">
              <text:p/>
            </draw:image>
          </draw:frame>
          <draw:frame draw:z-index="43" draw:name="Image 3" draw:style-name="gr1" draw:text-style-name="P1" svg:width="0.3807in" svg:height="0.363in" svg:x="2.3287in" svg:y="2.6551in">
            <draw:image xlink:href="Pictures/100002010000003200000032B7C0282B.png" xlink:type="simple" xlink:show="embed" xlink:actuate="onLoad">
              <text:p/>
            </draw:image>
          </draw:frame>
          <draw:frame draw:z-index="44" draw:name="Image 3" draw:style-name="gr1" draw:text-style-name="P1" svg:width="0.3807in" svg:height="0.363in" svg:x="2.8075in" svg:y="2.6551in">
            <draw:image xlink:href="Pictures/100002010000003200000032B7C0282B.png" xlink:type="simple" xlink:show="embed" xlink:actuate="onLoad">
              <text:p/>
            </draw:image>
          </draw:frame>
          <draw:frame draw:z-index="45" draw:name="Image 3" draw:style-name="gr1" draw:text-style-name="P1" svg:width="0.3807in" svg:height="0.363in" svg:x="2.8075in" svg:y="2.2425in">
            <draw:image xlink:href="Pictures/100002010000003200000032B7C0282B.png" xlink:type="simple" xlink:show="embed" xlink:actuate="onLoad">
              <text:p/>
            </draw:image>
          </draw:frame>
          <draw:frame draw:z-index="46" draw:name="Image 3" draw:style-name="gr1" draw:text-style-name="P1" svg:width="0.3807in" svg:height="0.363in" svg:x="2.8075in" svg:y="1.8299in">
            <draw:image xlink:href="Pictures/100002010000003200000032B7C0282B.png" xlink:type="simple" xlink:show="embed" xlink:actuate="onLoad">
              <text:p/>
            </draw:image>
          </draw:frame>
          <draw:frame draw:z-index="47" draw:name="Image 3" draw:style-name="gr1" draw:text-style-name="P1" svg:width="0.3807in" svg:height="0.363in" svg:x="2.8075in" svg:y="1.4173in">
            <draw:image xlink:href="Pictures/100002010000003200000032B7C0282B.png" xlink:type="simple" xlink:show="embed" xlink:actuate="onLoad">
              <text:p/>
            </draw:image>
          </draw:frame>
          <draw:frame draw:z-index="48" draw:name="Image 3" draw:style-name="gr1" draw:text-style-name="P1" svg:width="0.3807in" svg:height="0.363in" svg:x="2.8075in" svg:y="1.0047in">
            <draw:image xlink:href="Pictures/100002010000003200000032B7C0282B.png" xlink:type="simple" xlink:show="embed" xlink:actuate="onLoad">
              <text:p/>
            </draw:image>
          </draw:frame>
          <draw:frame draw:z-index="49" draw:name="Image 3" draw:style-name="gr1" draw:text-style-name="P1" svg:width="0.3807in" svg:height="0.363in" svg:x="3.2858in" svg:y="1.0047in">
            <draw:image xlink:href="Pictures/100002010000003200000032B7C0282B.png" xlink:type="simple" xlink:show="embed" xlink:actuate="onLoad">
              <text:p/>
            </draw:image>
          </draw:frame>
          <draw:frame draw:z-index="50" draw:name="Image 3" draw:style-name="gr1" draw:text-style-name="P1" svg:width="0.3807in" svg:height="0.363in" svg:x="3.2858in" svg:y="0.5925in">
            <draw:image xlink:href="Pictures/100002010000003200000032B7C0282B.png" xlink:type="simple" xlink:show="embed" xlink:actuate="onLoad">
              <text:p/>
            </draw:image>
          </draw:frame>
          <draw:frame draw:z-index="51" draw:name="Image 3" draw:style-name="gr1" draw:text-style-name="P1" svg:width="0.3807in" svg:height="0.363in" svg:x="2.8075in" svg:y="0.5925in">
            <draw:image xlink:href="Pictures/100002010000003200000032B7C0282B.png" xlink:type="simple" xlink:show="embed" xlink:actuate="onLoad">
              <text:p/>
            </draw:image>
          </draw:frame>
          <draw:frame draw:z-index="52" draw:name="Image 3" draw:style-name="gr1" draw:text-style-name="P1" svg:width="0.3807in" svg:height="0.363in" svg:x="2.8075in" svg:y="0.1799in">
            <draw:image xlink:href="Pictures/100002010000003200000032B7C0282B.png" xlink:type="simple" xlink:show="embed" xlink:actuate="onLoad">
              <text:p/>
            </draw:image>
          </draw:frame>
          <draw:frame draw:z-index="53" draw:name="Image 3" draw:style-name="gr1" draw:text-style-name="P1" svg:width="0.3807in" svg:height="0.363in" svg:x="3.2858in" svg:y="0.1799in">
            <draw:image xlink:href="Pictures/100002010000003200000032B7C0282B.png" xlink:type="simple" xlink:show="embed" xlink:actuate="onLoad">
              <text:p/>
            </draw:image>
          </draw:frame>
          <draw:frame draw:z-index="54" draw:name="Image 3" draw:style-name="gr1" draw:text-style-name="P1" svg:width="0.3807in" svg:height="0.363in" svg:x="3.7646in" svg:y="2.2425in">
            <draw:image xlink:href="Pictures/100002010000003200000032B7C0282B.png" xlink:type="simple" xlink:show="embed" xlink:actuate="onLoad">
              <text:p/>
            </draw:image>
          </draw:frame>
          <draw:frame draw:z-index="55" draw:name="Image 4" draw:style-name="gr1" draw:text-style-name="P1" svg:width="0.428in" svg:height="0.3579in" svg:x="0.9213in" svg:y="1.0276in">
            <draw:image xlink:href="Pictures/10000201000000320000003201FCE84B.png" xlink:type="simple" xlink:show="embed" xlink:actuate="onLoad">
              <text:p/>
            </draw:image>
          </draw:frame>
          <draw:frame draw:z-index="56" draw:name="Image 4" draw:style-name="gr1" draw:text-style-name="P1" svg:width="0.428in" svg:height="0.3579in" svg:x="0.8925in" svg:y="1.4177in">
            <draw:image xlink:href="Pictures/10000201000000320000003201FCE84B.png" xlink:type="simple" xlink:show="embed" xlink:actuate="onLoad">
              <text:p/>
            </draw:image>
          </draw:frame>
          <draw:frame draw:z-index="57" draw:name="Image 4" draw:style-name="gr1" draw:text-style-name="P1" svg:width="0.428in" svg:height="0.3579in" svg:x="0.8925in" svg:y="1.8303in">
            <draw:image xlink:href="Pictures/10000201000000320000003201FCE84B.png" xlink:type="simple" xlink:show="embed" xlink:actuate="onLoad">
              <text:p/>
            </draw:image>
          </draw:frame>
          <draw:frame draw:z-index="58" draw:name="Image 4" draw:style-name="gr1" draw:text-style-name="P1" svg:width="0.428in" svg:height="0.3579in" svg:x="0.8925in" svg:y="2.2429in">
            <draw:image xlink:href="Pictures/10000201000000320000003201FCE84B.png" xlink:type="simple" xlink:show="embed" xlink:actuate="onLoad">
              <text:p/>
            </draw:image>
          </draw:frame>
          <draw:frame draw:z-index="59" draw:name="Image 4" draw:style-name="gr1" draw:text-style-name="P1" svg:width="0.428in" svg:height="0.3579in" svg:x="0.8925in" svg:y="2.6555in">
            <draw:image xlink:href="Pictures/10000201000000320000003201FCE84B.png" xlink:type="simple" xlink:show="embed" xlink:actuate="onLoad">
              <text:p/>
            </draw:image>
          </draw:frame>
          <draw:frame draw:z-index="60" draw:name="Image 4" draw:style-name="gr1" draw:text-style-name="P1" svg:width="0.428in" svg:height="0.3579in" svg:x="0.8925in" svg:y="3.0677in">
            <draw:image xlink:href="Pictures/10000201000000320000003201FCE84B.png" xlink:type="simple" xlink:show="embed" xlink:actuate="onLoad">
              <text:p/>
            </draw:image>
          </draw:frame>
          <draw:frame draw:z-index="61" draw:name="Image 4" draw:style-name="gr1" draw:text-style-name="P1" svg:width="0.428in" svg:height="0.3579in" svg:x="0.8925in" svg:y="3.4803in">
            <draw:image xlink:href="Pictures/10000201000000320000003201FCE84B.png" xlink:type="simple" xlink:show="embed" xlink:actuate="onLoad">
              <text:p/>
            </draw:image>
          </draw:frame>
          <draw:frame draw:z-index="62" draw:name="Image 4" draw:style-name="gr1" draw:text-style-name="P1" svg:width="0.428in" svg:height="0.3579in" svg:x="1.85in" svg:y="3.0677in">
            <draw:image xlink:href="Pictures/10000201000000320000003201FCE84B.png" xlink:type="simple" xlink:show="embed" xlink:actuate="onLoad">
              <text:p/>
            </draw:image>
          </draw:frame>
          <draw:frame draw:z-index="63" draw:name="Image 4" draw:style-name="gr1" draw:text-style-name="P1" svg:width="0.428in" svg:height="0.3579in" svg:x="2.3287in" svg:y="3.0677in">
            <draw:image xlink:href="Pictures/10000201000000320000003201FCE84B.png" xlink:type="simple" xlink:show="embed" xlink:actuate="onLoad">
              <text:p/>
            </draw:image>
          </draw:frame>
          <draw:frame draw:z-index="64" draw:name="Image 4" draw:style-name="gr1" draw:text-style-name="P1" svg:width="0.428in" svg:height="0.3579in" svg:x="2.8075in" svg:y="3.0677in">
            <draw:image xlink:href="Pictures/10000201000000320000003201FCE84B.png" xlink:type="simple" xlink:show="embed" xlink:actuate="onLoad">
              <text:p/>
            </draw:image>
          </draw:frame>
          <draw:frame draw:z-index="65" draw:name="Image 4" draw:style-name="gr1" draw:text-style-name="P1" svg:width="0.428in" svg:height="0.3579in" svg:x="3.2858in" svg:y="3.0677in">
            <draw:image xlink:href="Pictures/10000201000000320000003201FCE84B.png" xlink:type="simple" xlink:show="embed" xlink:actuate="onLoad">
              <text:p/>
            </draw:image>
          </draw:frame>
          <draw:frame draw:z-index="66" draw:name="Image 4" draw:style-name="gr1" draw:text-style-name="P1" svg:width="0.428in" svg:height="0.3579in" svg:x="3.7646in" svg:y="3.0677in">
            <draw:image xlink:href="Pictures/10000201000000320000003201FCE84B.png" xlink:type="simple" xlink:show="embed" xlink:actuate="onLoad">
              <text:p/>
            </draw:image>
          </draw:frame>
          <draw:frame draw:z-index="67" draw:name="Image 4" draw:style-name="gr1" draw:text-style-name="P1" svg:width="0.428in" svg:height="0.3579in" svg:x="3.7646in" svg:y="2.6555in">
            <draw:image xlink:href="Pictures/10000201000000320000003201FCE84B.png" xlink:type="simple" xlink:show="embed" xlink:actuate="onLoad">
              <text:p/>
            </draw:image>
          </draw:frame>
          <draw:frame draw:z-index="68" draw:name="Image 4" draw:style-name="gr1" draw:text-style-name="P1" svg:width="0.428in" svg:height="0.3579in" svg:x="3.2858in" svg:y="2.6555in">
            <draw:image xlink:href="Pictures/10000201000000320000003201FCE84B.png" xlink:type="simple" xlink:show="embed" xlink:actuate="onLoad">
              <text:p/>
            </draw:image>
          </draw:frame>
          <draw:frame draw:z-index="69" draw:name="Image 4" draw:style-name="gr1" draw:text-style-name="P1" svg:width="0.428in" svg:height="0.3579in" svg:x="3.2858in" svg:y="2.2429in">
            <draw:image xlink:href="Pictures/10000201000000320000003201FCE84B.png" xlink:type="simple" xlink:show="embed" xlink:actuate="onLoad">
              <text:p/>
            </draw:image>
          </draw:frame>
          <draw:frame draw:z-index="70" draw:name="Image 4" draw:style-name="gr1" draw:text-style-name="P1" svg:width="0.428in" svg:height="0.3579in" svg:x="3.2858in" svg:y="1.8303in">
            <draw:image xlink:href="Pictures/10000201000000320000003201FCE84B.png" xlink:type="simple" xlink:show="embed" xlink:actuate="onLoad">
              <text:p/>
            </draw:image>
          </draw:frame>
          <draw:frame draw:z-index="71" draw:name="Image 4" draw:style-name="gr1" draw:text-style-name="P1" svg:width="0.428in" svg:height="0.3579in" svg:x="3.7646in" svg:y="1.8303in">
            <draw:image xlink:href="Pictures/10000201000000320000003201FCE84B.png" xlink:type="simple" xlink:show="embed" xlink:actuate="onLoad">
              <text:p/>
            </draw:image>
          </draw:frame>
          <draw:frame draw:z-index="72" draw:name="Image 4" draw:style-name="gr1" draw:text-style-name="P1" svg:width="0.428in" svg:height="0.3579in" svg:x="3.7646in" svg:y="1.4177in">
            <draw:image xlink:href="Pictures/10000201000000320000003201FCE84B.png" xlink:type="simple" xlink:show="embed" xlink:actuate="onLoad">
              <text:p/>
            </draw:image>
          </draw:frame>
          <draw:frame draw:z-index="73" draw:name="Image 4" draw:style-name="gr1" draw:text-style-name="P1" svg:width="0.428in" svg:height="0.3579in" svg:x="3.2858in" svg:y="1.4177in">
            <draw:image xlink:href="Pictures/10000201000000320000003201FCE84B.png" xlink:type="simple" xlink:show="embed" xlink:actuate="onLoad">
              <text:p/>
            </draw:image>
          </draw:frame>
          <draw:frame draw:z-index="74" draw:name="Image 4" draw:style-name="gr1" draw:text-style-name="P1" svg:width="0.428in" svg:height="0.3579in" svg:x="3.7646in" svg:y="1.0051in">
            <draw:image xlink:href="Pictures/10000201000000320000003201FCE84B.png" xlink:type="simple" xlink:show="embed" xlink:actuate="onLoad">
              <text:p/>
            </draw:image>
          </draw:frame>
          <draw:frame draw:z-index="75" draw:name="Image 4" draw:style-name="gr1" draw:text-style-name="P1" svg:width="0.428in" svg:height="0.3579in" svg:x="3.7646in" svg:y="0.5929in">
            <draw:image xlink:href="Pictures/10000201000000320000003201FCE84B.png" xlink:type="simple" xlink:show="embed" xlink:actuate="onLoad">
              <text:p/>
            </draw:image>
          </draw:frame>
          <draw:frame draw:z-index="76" draw:name="Image 4" draw:style-name="gr1" draw:text-style-name="P1" svg:width="0.428in" svg:height="0.3579in" svg:x="3.7646in" svg:y="0.1803in">
            <draw:image xlink:href="Pictures/10000201000000320000003201FCE84B.png" xlink:type="simple" xlink:show="embed" xlink:actuate="onLoad">
              <text:p/>
            </draw:image>
          </draw:frame>
          <draw:frame draw:z-index="77" draw:name="Image 4" draw:style-name="gr1" draw:text-style-name="P1" svg:width="0.428in" svg:height="0.3579in" svg:x="1.85in" svg:y="0.1803in">
            <draw:image xlink:href="Pictures/10000201000000320000003201FCE84B.png" xlink:type="simple" xlink:show="embed" xlink:actuate="onLoad">
              <text:p/>
            </draw:image>
          </draw:frame>
          <draw:frame draw:z-index="78" draw:name="Image 4" draw:style-name="gr1" draw:text-style-name="P1" svg:width="0.428in" svg:height="0.3579in" svg:x="2.3287in" svg:y="0.1803in">
            <draw:image xlink:href="Pictures/10000201000000320000003201FCE84B.png" xlink:type="simple" xlink:show="embed" xlink:actuate="onLoad">
              <text:p/>
            </draw:image>
          </draw:frame>
          <draw:frame draw:z-index="79" draw:name="Image 4" draw:style-name="gr1" draw:text-style-name="P1" svg:width="0.428in" svg:height="0.3579in" svg:x="2.3287in" svg:y="0.5929in">
            <draw:image xlink:href="Pictures/10000201000000320000003201FCE84B.png" xlink:type="simple" xlink:show="embed" xlink:actuate="onLoad">
              <text:p/>
            </draw:image>
          </draw:frame>
          <draw:frame draw:z-index="80" draw:name="Image 4" draw:style-name="gr1" draw:text-style-name="P1" svg:width="0.428in" svg:height="0.3579in" svg:x="2.3287in" svg:y="1.0051in">
            <draw:image xlink:href="Pictures/10000201000000320000003201FCE84B.png" xlink:type="simple" xlink:show="embed" xlink:actuate="onLoad">
              <text:p/>
            </draw:image>
          </draw:frame>
          <draw:frame draw:z-index="81" draw:name="Image 4" draw:style-name="gr1" draw:text-style-name="P1" svg:width="0.428in" svg:height="0.3579in" svg:x="2.3287in" svg:y="1.4177in">
            <draw:image xlink:href="Pictures/10000201000000320000003201FCE84B.png" xlink:type="simple" xlink:show="embed" xlink:actuate="onLoad">
              <text:p/>
            </draw:image>
          </draw:frame>
          <draw:frame draw:z-index="82" draw:name="Image 4" draw:style-name="gr1" draw:text-style-name="P1" svg:width="0.428in" svg:height="0.3579in" svg:x="2.3287in" svg:y="1.8303in">
            <draw:image xlink:href="Pictures/10000201000000320000003201FCE84B.png" xlink:type="simple" xlink:show="embed" xlink:actuate="onLoad">
              <text:p/>
            </draw:image>
          </draw:frame>
          <draw:frame draw:z-index="83" draw:name="Image 4" draw:style-name="gr1" draw:text-style-name="P1" svg:width="0.428in" svg:height="0.3579in" svg:x="2.3287in" svg:y="2.2429in">
            <draw:image xlink:href="Pictures/10000201000000320000003201FCE84B.png" xlink:type="simple" xlink:show="embed" xlink:actuate="onLoad">
              <text:p/>
            </draw:image>
          </draw:frame>
          <draw:frame draw:z-index="84" draw:name="Image 4" draw:style-name="gr1" draw:text-style-name="P1" svg:width="0.428in" svg:height="0.3579in" svg:x="1.85in" svg:y="2.2429in">
            <draw:image xlink:href="Pictures/10000201000000320000003201FCE84B.png" xlink:type="simple" xlink:show="embed" xlink:actuate="onLoad">
              <text:p/>
            </draw:image>
          </draw:frame>
          <draw:frame draw:z-index="85" draw:name="Image 4" draw:style-name="gr1" draw:text-style-name="P1" svg:width="0.428in" svg:height="0.3579in" svg:x="1.85in" svg:y="3.8929in">
            <draw:image xlink:href="Pictures/10000201000000320000003201FCE84B.png" xlink:type="simple" xlink:show="embed" xlink:actuate="onLoad">
              <text:p/>
            </draw:image>
          </draw:frame>
          <draw:frame draw:z-index="86" draw:name="Image 4" draw:style-name="gr1" draw:text-style-name="P1" svg:width="0.428in" svg:height="0.3579in" svg:x="2.3287in" svg:y="3.8929in">
            <draw:image xlink:href="Pictures/10000201000000320000003201FCE84B.png" xlink:type="simple" xlink:show="embed" xlink:actuate="onLoad">
              <text:p/>
            </draw:image>
          </draw:frame>
          <draw:frame draw:z-index="87" draw:name="Image 4" draw:style-name="gr1" draw:text-style-name="P1" svg:width="0.428in" svg:height="0.3579in" svg:x="2.8075in" svg:y="3.8929in">
            <draw:image xlink:href="Pictures/10000201000000320000003201FCE84B.png" xlink:type="simple" xlink:show="embed" xlink:actuate="onLoad">
              <text:p/>
            </draw:image>
          </draw:frame>
          <draw:frame draw:z-index="88" draw:name="Image 4" draw:style-name="gr1" draw:text-style-name="P1" svg:width="0.428in" svg:height="0.3579in" svg:x="3.2858in" svg:y="3.8929in">
            <draw:image xlink:href="Pictures/10000201000000320000003201FCE84B.png" xlink:type="simple" xlink:show="embed" xlink:actuate="onLoad">
              <text:p/>
            </draw:image>
          </draw:frame>
          <draw:frame draw:z-index="89" draw:name="Image 4" draw:style-name="gr1" draw:text-style-name="P1" svg:width="0.428in" svg:height="0.3579in" svg:x="3.7646in" svg:y="3.8929in">
            <draw:image xlink:href="Pictures/10000201000000320000003201FCE84B.png" xlink:type="simple" xlink:show="embed" xlink:actuate="onLoad">
              <text:p/>
            </draw:image>
          </draw:frame>
          <draw:frame draw:z-index="90" draw:name="Image 4" draw:style-name="gr1" draw:text-style-name="P1" svg:width="0.428in" svg:height="0.3579in" svg:x="4.2433in" svg:y="3.8929in">
            <draw:image xlink:href="Pictures/10000201000000320000003201FCE84B.png" xlink:type="simple" xlink:show="embed" xlink:actuate="onLoad">
              <text:p/>
            </draw:image>
          </draw:frame>
          <draw:frame draw:z-index="91" draw:name="Image 4" draw:style-name="gr1" draw:text-style-name="P1" svg:width="0.428in" svg:height="0.3579in" svg:x="4.722in" svg:y="3.8929in">
            <draw:image xlink:href="Pictures/10000201000000320000003201FCE84B.png" xlink:type="simple" xlink:show="embed" xlink:actuate="onLoad">
              <text:p/>
            </draw:image>
          </draw:frame>
          <draw:frame draw:z-index="92" draw:name="Image 4" draw:style-name="gr1" draw:text-style-name="P1" svg:width="0.428in" svg:height="0.3579in" svg:x="4.722in" svg:y="3.4803in">
            <draw:image xlink:href="Pictures/10000201000000320000003201FCE84B.png" xlink:type="simple" xlink:show="embed" xlink:actuate="onLoad">
              <text:p/>
            </draw:image>
          </draw:frame>
          <draw:frame draw:z-index="93" draw:name="Image 4" draw:style-name="gr1" draw:text-style-name="P1" svg:width="0.428in" svg:height="0.3579in" svg:x="4.722in" svg:y="3.0677in">
            <draw:image xlink:href="Pictures/10000201000000320000003201FCE84B.png" xlink:type="simple" xlink:show="embed" xlink:actuate="onLoad">
              <text:p/>
            </draw:image>
          </draw:frame>
          <draw:frame draw:z-index="94" draw:name="Image 4" draw:style-name="gr1" draw:text-style-name="P1" svg:width="0.428in" svg:height="0.3579in" svg:x="4.722in" svg:y="2.6555in">
            <draw:image xlink:href="Pictures/10000201000000320000003201FCE84B.png" xlink:type="simple" xlink:show="embed" xlink:actuate="onLoad">
              <text:p/>
            </draw:image>
          </draw:frame>
          <draw:frame draw:z-index="95" draw:name="Image 4" draw:style-name="gr1" draw:text-style-name="P1" svg:width="0.428in" svg:height="0.3579in" svg:x="4.722in" svg:y="2.2429in">
            <draw:image xlink:href="Pictures/10000201000000320000003201FCE84B.png" xlink:type="simple" xlink:show="embed" xlink:actuate="onLoad">
              <text:p/>
            </draw:image>
          </draw:frame>
          <draw:frame draw:z-index="96" draw:name="Image 4" draw:style-name="gr1" draw:text-style-name="P1" svg:width="0.428in" svg:height="0.3579in" svg:x="4.722in" svg:y="1.8303in">
            <draw:image xlink:href="Pictures/10000201000000320000003201FCE84B.png" xlink:type="simple" xlink:show="embed" xlink:actuate="onLoad">
              <text:p/>
            </draw:image>
          </draw:frame>
          <draw:frame draw:z-index="97" draw:name="Image 4" draw:style-name="gr1" draw:text-style-name="P1" svg:width="0.428in" svg:height="0.3579in" svg:x="4.722in" svg:y="1.4177in">
            <draw:image xlink:href="Pictures/10000201000000320000003201FCE84B.png" xlink:type="simple" xlink:show="embed" xlink:actuate="onLoad">
              <text:p/>
            </draw:image>
          </draw:frame>
          <draw:frame draw:z-index="98" draw:name="Image 4" draw:style-name="gr1" draw:text-style-name="P1" svg:width="0.428in" svg:height="0.3579in" svg:x="4.722in" svg:y="1.0051in">
            <draw:image xlink:href="Pictures/10000201000000320000003201FCE84B.png" xlink:type="simple" xlink:show="embed" xlink:actuate="onLoad">
              <text:p/>
            </draw:image>
          </draw:frame>
          <draw:frame draw:z-index="99" draw:name="Image 4" draw:style-name="gr1" draw:text-style-name="P1" svg:width="0.428in" svg:height="0.3579in" svg:x="4.722in" svg:y="0.5929in">
            <draw:image xlink:href="Pictures/10000201000000320000003201FCE84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2" table:number-columns-repeated="2" table:default-cell-style-name="ce1"/>
        <table:table-column table:style-name="co2" table:default-cell-style-name="ce2"/>
        <table:table-column table:style-name="co2" table:default-cell-style-name="ce1"/>
        <table:table-column table:style-name="co2" table:number-columns-repeated="2" table:default-cell-style-name="ce2"/>
        <table:table-column table:style-name="co2" table:default-cell-style-name="ce1"/>
        <table:table-column table:style-name="co2" table:default-cell-style-name="ce2"/>
        <table:table-column table:style-name="co2" table:default-cell-style-name="ce1"/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table:style-name="ce1"/>
          <table:table-cell/>
          <table:table-cell table:style-name="ce2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table:style-name="ce1"/>
          <table:table-cell table:number-columns-repeated="4"/>
          <table:table-cell table:style-name="ce1"/>
          <table:table-cell table:number-columns-repeated="4"/>
        </table:table-row>
        <table:table-row table:style-name="ro2">
          <table:table-cell table:number-columns-repeated="6"/>
          <table:table-cell table:style-name="ce1"/>
          <table:table-cell table:number-columns-repeated="4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</table:table-row>
        <table:table-row table:style-name="ro2">
          <table:table-cell table:number-columns-repeated="4"/>
          <table:table-cell table:style-name="ce1"/>
          <table:table-cell table:number-columns-repeated="6"/>
        </table:table-row>
        <table:table-row table:style-name="ro2">
          <table:table-cell table:number-columns-repeated="3"/>
          <table:table-cell table:style-name="ce2"/>
          <table:table-cell/>
          <table:table-cell table:style-name="ce2"/>
          <table:table-cell table:number-columns-repeated="5"/>
        </table:table-row>
        <table:table-row table:style-name="ro2">
          <table:table-cell table:number-columns-repeated="4"/>
          <table:table-cell table:style-name="ce1"/>
          <table:table-cell/>
          <table:table-cell table:style-name="ce1" table:number-columns-repeated="2"/>
          <table:table-cell table:number-columns-repeated="3"/>
        </table:table-row>
        <table:table-row table:style-name="ro2">
          <table:table-cell/>
          <table:table-cell table:style-name="ce1"/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20:58:40.3629206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4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b2b2b2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0.4453in" svg:height="0.378in" svg:x="0.9256in" svg:y="0.1937in">
            <draw:image xlink:href="Pictures/100002010000003200000032B7E747C7.png" xlink:type="simple" xlink:show="embed" xlink:actuate="onLoad">
              <text:p/>
            </draw:image>
          </draw:frame>
          <draw:frame draw:z-index="1" draw:name="Image 2" draw:style-name="gr1" draw:text-style-name="P1" svg:width="0.4417in" svg:height="0.365in" svg:x="5.2264in" svg:y="4.3232in">
            <draw:image xlink:href="Pictures/1000020100000032000000325B9D91A0.png" xlink:type="simple" xlink:show="embed" xlink:actuate="onLoad">
              <text:p/>
            </draw:image>
          </draw:frame>
          <draw:frame draw:z-index="2" draw:name="Image 3" draw:style-name="gr1" draw:text-style-name="P1" svg:width="0.4571in" svg:height="0.3815in" svg:x="1.3705in" svg:y="0.5921in">
            <draw:image xlink:href="Pictures/10000201000000320000003201FCE84B.png" xlink:type="simple" xlink:show="embed" xlink:actuate="onLoad">
              <text:p/>
            </draw:image>
          </draw:frame>
          <draw:frame draw:z-index="3" draw:name="Image 3" draw:style-name="gr1" draw:text-style-name="P1" svg:width="0.4571in" svg:height="0.3815in" svg:x="1.85in" svg:y="0.5929in">
            <draw:image xlink:href="Pictures/10000201000000320000003201FCE84B.png" xlink:type="simple" xlink:show="embed" xlink:actuate="onLoad">
              <text:p/>
            </draw:image>
          </draw:frame>
          <draw:frame draw:z-index="4" draw:name="Image 3" draw:style-name="gr1" draw:text-style-name="P1" svg:width="0.4571in" svg:height="0.3815in" svg:x="2.3287in" svg:y="0.5929in">
            <draw:image xlink:href="Pictures/10000201000000320000003201FCE84B.png" xlink:type="simple" xlink:show="embed" xlink:actuate="onLoad">
              <text:p/>
            </draw:image>
          </draw:frame>
          <draw:frame draw:z-index="5" draw:name="Image 3" draw:style-name="gr1" draw:text-style-name="P1" svg:width="0.4571in" svg:height="0.3815in" svg:x="2.8075in" svg:y="0.5929in">
            <draw:image xlink:href="Pictures/10000201000000320000003201FCE84B.png" xlink:type="simple" xlink:show="embed" xlink:actuate="onLoad">
              <text:p/>
            </draw:image>
          </draw:frame>
          <draw:frame draw:z-index="6" draw:name="Image 3" draw:style-name="gr1" draw:text-style-name="P1" svg:width="0.4571in" svg:height="0.3815in" svg:x="3.2858in" svg:y="0.5929in">
            <draw:image xlink:href="Pictures/10000201000000320000003201FCE84B.png" xlink:type="simple" xlink:show="embed" xlink:actuate="onLoad">
              <text:p/>
            </draw:image>
          </draw:frame>
          <draw:frame draw:z-index="7" draw:name="Image 3" draw:style-name="gr1" draw:text-style-name="P1" svg:width="0.4571in" svg:height="0.3815in" svg:x="3.7646in" svg:y="0.5929in">
            <draw:image xlink:href="Pictures/10000201000000320000003201FCE84B.png" xlink:type="simple" xlink:show="embed" xlink:actuate="onLoad">
              <text:p/>
            </draw:image>
          </draw:frame>
          <draw:frame draw:z-index="8" draw:name="Image 3" draw:style-name="gr1" draw:text-style-name="P1" svg:width="0.4571in" svg:height="0.3815in" svg:x="4.2433in" svg:y="0.5929in">
            <draw:image xlink:href="Pictures/10000201000000320000003201FCE84B.png" xlink:type="simple" xlink:show="embed" xlink:actuate="onLoad">
              <text:p/>
            </draw:image>
          </draw:frame>
          <draw:frame draw:z-index="9" draw:name="Image 3" draw:style-name="gr1" draw:text-style-name="P1" svg:width="0.4571in" svg:height="0.3815in" svg:x="4.722in" svg:y="0.5929in">
            <draw:image xlink:href="Pictures/10000201000000320000003201FCE84B.png" xlink:type="simple" xlink:show="embed" xlink:actuate="onLoad">
              <text:p/>
            </draw:image>
          </draw:frame>
          <draw:frame draw:z-index="10" draw:name="Image 3" draw:style-name="gr1" draw:text-style-name="P1" svg:width="0.4571in" svg:height="0.3815in" svg:x="4.722in" svg:y="1.4185in">
            <draw:image xlink:href="Pictures/10000201000000320000003201FCE84B.png" xlink:type="simple" xlink:show="embed" xlink:actuate="onLoad">
              <text:p/>
            </draw:image>
          </draw:frame>
          <draw:frame draw:z-index="11" draw:name="Image 3" draw:style-name="gr1" draw:text-style-name="P1" svg:width="0.4571in" svg:height="0.3815in" svg:x="4.2433in" svg:y="1.4185in">
            <draw:image xlink:href="Pictures/10000201000000320000003201FCE84B.png" xlink:type="simple" xlink:show="embed" xlink:actuate="onLoad">
              <text:p/>
            </draw:image>
          </draw:frame>
          <draw:frame draw:z-index="12" draw:name="Image 3" draw:style-name="gr1" draw:text-style-name="P1" svg:width="0.4571in" svg:height="0.3815in" svg:x="3.7646in" svg:y="1.4185in">
            <draw:image xlink:href="Pictures/10000201000000320000003201FCE84B.png" xlink:type="simple" xlink:show="embed" xlink:actuate="onLoad">
              <text:p/>
            </draw:image>
          </draw:frame>
          <draw:frame draw:z-index="13" draw:name="Image 3" draw:style-name="gr1" draw:text-style-name="P1" svg:width="0.4571in" svg:height="0.3815in" svg:x="3.2858in" svg:y="1.4185in">
            <draw:image xlink:href="Pictures/10000201000000320000003201FCE84B.png" xlink:type="simple" xlink:show="embed" xlink:actuate="onLoad">
              <text:p/>
            </draw:image>
          </draw:frame>
          <draw:frame draw:z-index="14" draw:name="Image 3" draw:style-name="gr1" draw:text-style-name="P1" svg:width="0.4571in" svg:height="0.3815in" svg:x="2.8075in" svg:y="1.4185in">
            <draw:image xlink:href="Pictures/10000201000000320000003201FCE84B.png" xlink:type="simple" xlink:show="embed" xlink:actuate="onLoad">
              <text:p/>
            </draw:image>
          </draw:frame>
          <draw:frame draw:z-index="15" draw:name="Image 3" draw:style-name="gr1" draw:text-style-name="P1" svg:width="0.4571in" svg:height="0.3815in" svg:x="2.3287in" svg:y="1.4185in">
            <draw:image xlink:href="Pictures/10000201000000320000003201FCE84B.png" xlink:type="simple" xlink:show="embed" xlink:actuate="onLoad">
              <text:p/>
            </draw:image>
          </draw:frame>
          <draw:frame draw:z-index="16" draw:name="Image 3" draw:style-name="gr1" draw:text-style-name="P1" svg:width="0.4571in" svg:height="0.3815in" svg:x="1.85in" svg:y="1.4185in">
            <draw:image xlink:href="Pictures/10000201000000320000003201FCE84B.png" xlink:type="simple" xlink:show="embed" xlink:actuate="onLoad">
              <text:p/>
            </draw:image>
          </draw:frame>
          <draw:frame draw:z-index="17" draw:name="Image 3" draw:style-name="gr1" draw:text-style-name="P1" svg:width="0.4571in" svg:height="0.3815in" svg:x="1.3713in" svg:y="1.4185in">
            <draw:image xlink:href="Pictures/10000201000000320000003201FCE84B.png" xlink:type="simple" xlink:show="embed" xlink:actuate="onLoad">
              <text:p/>
            </draw:image>
          </draw:frame>
          <draw:frame draw:z-index="18" draw:name="Image 3" draw:style-name="gr1" draw:text-style-name="P1" svg:width="0.4571in" svg:height="0.3815in" svg:x="1.3713in" svg:y="2.2441in">
            <draw:image xlink:href="Pictures/10000201000000320000003201FCE84B.png" xlink:type="simple" xlink:show="embed" xlink:actuate="onLoad">
              <text:p/>
            </draw:image>
          </draw:frame>
          <draw:frame draw:z-index="19" draw:name="Image 3" draw:style-name="gr1" draw:text-style-name="P1" svg:width="0.4571in" svg:height="0.3815in" svg:x="1.85in" svg:y="2.2441in">
            <draw:image xlink:href="Pictures/10000201000000320000003201FCE84B.png" xlink:type="simple" xlink:show="embed" xlink:actuate="onLoad">
              <text:p/>
            </draw:image>
          </draw:frame>
          <draw:frame draw:z-index="20" draw:name="Image 3" draw:style-name="gr1" draw:text-style-name="P1" svg:width="0.4571in" svg:height="0.3815in" svg:x="2.3287in" svg:y="2.2441in">
            <draw:image xlink:href="Pictures/10000201000000320000003201FCE84B.png" xlink:type="simple" xlink:show="embed" xlink:actuate="onLoad">
              <text:p/>
            </draw:image>
          </draw:frame>
          <draw:frame draw:z-index="21" draw:name="Image 3" draw:style-name="gr1" draw:text-style-name="P1" svg:width="0.4571in" svg:height="0.3815in" svg:x="2.8075in" svg:y="2.2441in">
            <draw:image xlink:href="Pictures/10000201000000320000003201FCE84B.png" xlink:type="simple" xlink:show="embed" xlink:actuate="onLoad">
              <text:p/>
            </draw:image>
          </draw:frame>
          <draw:frame draw:z-index="22" draw:name="Image 3" draw:style-name="gr1" draw:text-style-name="P1" svg:width="0.4571in" svg:height="0.3815in" svg:x="3.2858in" svg:y="2.2441in">
            <draw:image xlink:href="Pictures/10000201000000320000003201FCE84B.png" xlink:type="simple" xlink:show="embed" xlink:actuate="onLoad">
              <text:p/>
            </draw:image>
          </draw:frame>
          <draw:frame draw:z-index="23" draw:name="Image 3" draw:style-name="gr1" draw:text-style-name="P1" svg:width="0.4571in" svg:height="0.3815in" svg:x="3.7646in" svg:y="2.2441in">
            <draw:image xlink:href="Pictures/10000201000000320000003201FCE84B.png" xlink:type="simple" xlink:show="embed" xlink:actuate="onLoad">
              <text:p/>
            </draw:image>
          </draw:frame>
          <draw:frame draw:z-index="24" draw:name="Image 3" draw:style-name="gr1" draw:text-style-name="P1" svg:width="0.4571in" svg:height="0.3815in" svg:x="4.2433in" svg:y="2.2441in">
            <draw:image xlink:href="Pictures/10000201000000320000003201FCE84B.png" xlink:type="simple" xlink:show="embed" xlink:actuate="onLoad">
              <text:p/>
            </draw:image>
          </draw:frame>
          <draw:frame draw:z-index="25" draw:name="Image 3" draw:style-name="gr1" draw:text-style-name="P1" svg:width="0.4571in" svg:height="0.3815in" svg:x="4.722in" svg:y="2.2441in">
            <draw:image xlink:href="Pictures/10000201000000320000003201FCE84B.png" xlink:type="simple" xlink:show="embed" xlink:actuate="onLoad">
              <text:p/>
            </draw:image>
          </draw:frame>
          <draw:frame draw:z-index="26" draw:name="Image 3" draw:style-name="gr1" draw:text-style-name="P1" svg:width="0.4571in" svg:height="0.3815in" svg:x="4.722in" svg:y="3.0693in">
            <draw:image xlink:href="Pictures/10000201000000320000003201FCE84B.png" xlink:type="simple" xlink:show="embed" xlink:actuate="onLoad">
              <text:p/>
            </draw:image>
          </draw:frame>
          <draw:frame draw:z-index="27" draw:name="Image 3" draw:style-name="gr1" draw:text-style-name="P1" svg:width="0.4571in" svg:height="0.3815in" svg:x="4.2433in" svg:y="3.0693in">
            <draw:image xlink:href="Pictures/10000201000000320000003201FCE84B.png" xlink:type="simple" xlink:show="embed" xlink:actuate="onLoad">
              <text:p/>
            </draw:image>
          </draw:frame>
          <draw:frame draw:z-index="28" draw:name="Image 3" draw:style-name="gr1" draw:text-style-name="P1" svg:width="0.4571in" svg:height="0.3815in" svg:x="3.7646in" svg:y="3.0693in">
            <draw:image xlink:href="Pictures/10000201000000320000003201FCE84B.png" xlink:type="simple" xlink:show="embed" xlink:actuate="onLoad">
              <text:p/>
            </draw:image>
          </draw:frame>
          <draw:frame draw:z-index="29" draw:name="Image 3" draw:style-name="gr1" draw:text-style-name="P1" svg:width="0.4571in" svg:height="0.3815in" svg:x="3.2858in" svg:y="3.0693in">
            <draw:image xlink:href="Pictures/10000201000000320000003201FCE84B.png" xlink:type="simple" xlink:show="embed" xlink:actuate="onLoad">
              <text:p/>
            </draw:image>
          </draw:frame>
          <draw:frame draw:z-index="30" draw:name="Image 3" draw:style-name="gr1" draw:text-style-name="P1" svg:width="0.4571in" svg:height="0.3815in" svg:x="2.8075in" svg:y="3.0693in">
            <draw:image xlink:href="Pictures/10000201000000320000003201FCE84B.png" xlink:type="simple" xlink:show="embed" xlink:actuate="onLoad">
              <text:p/>
            </draw:image>
          </draw:frame>
          <draw:frame draw:z-index="31" draw:name="Image 3" draw:style-name="gr1" draw:text-style-name="P1" svg:width="0.4571in" svg:height="0.3815in" svg:x="2.3287in" svg:y="3.0693in">
            <draw:image xlink:href="Pictures/10000201000000320000003201FCE84B.png" xlink:type="simple" xlink:show="embed" xlink:actuate="onLoad">
              <text:p/>
            </draw:image>
          </draw:frame>
          <draw:frame draw:z-index="32" draw:name="Image 3" draw:style-name="gr1" draw:text-style-name="P1" svg:width="0.4571in" svg:height="0.3815in" svg:x="1.85in" svg:y="3.0693in">
            <draw:image xlink:href="Pictures/10000201000000320000003201FCE84B.png" xlink:type="simple" xlink:show="embed" xlink:actuate="onLoad">
              <text:p/>
            </draw:image>
          </draw:frame>
          <draw:frame draw:z-index="33" draw:name="Image 3" draw:style-name="gr1" draw:text-style-name="P1" svg:width="0.4571in" svg:height="0.3815in" svg:x="1.3713in" svg:y="3.0693in">
            <draw:image xlink:href="Pictures/10000201000000320000003201FCE84B.png" xlink:type="simple" xlink:show="embed" xlink:actuate="onLoad">
              <text:p/>
            </draw:image>
          </draw:frame>
          <draw:frame draw:z-index="34" draw:name="Image 3" draw:style-name="gr1" draw:text-style-name="P1" svg:width="0.4571in" svg:height="0.3815in" svg:x="1.3713in" svg:y="3.8949in">
            <draw:image xlink:href="Pictures/10000201000000320000003201FCE84B.png" xlink:type="simple" xlink:show="embed" xlink:actuate="onLoad">
              <text:p/>
            </draw:image>
          </draw:frame>
          <draw:frame draw:z-index="35" draw:name="Image 3" draw:style-name="gr1" draw:text-style-name="P1" svg:width="0.4571in" svg:height="0.3815in" svg:x="1.85in" svg:y="3.8949in">
            <draw:image xlink:href="Pictures/10000201000000320000003201FCE84B.png" xlink:type="simple" xlink:show="embed" xlink:actuate="onLoad">
              <text:p/>
            </draw:image>
          </draw:frame>
          <draw:frame draw:z-index="36" draw:name="Image 3" draw:style-name="gr1" draw:text-style-name="P1" svg:width="0.4571in" svg:height="0.3815in" svg:x="2.3287in" svg:y="3.8949in">
            <draw:image xlink:href="Pictures/10000201000000320000003201FCE84B.png" xlink:type="simple" xlink:show="embed" xlink:actuate="onLoad">
              <text:p/>
            </draw:image>
          </draw:frame>
          <draw:frame draw:z-index="37" draw:name="Image 3" draw:style-name="gr1" draw:text-style-name="P1" svg:width="0.4571in" svg:height="0.3815in" svg:x="2.8075in" svg:y="3.8949in">
            <draw:image xlink:href="Pictures/10000201000000320000003201FCE84B.png" xlink:type="simple" xlink:show="embed" xlink:actuate="onLoad">
              <text:p/>
            </draw:image>
          </draw:frame>
          <draw:frame draw:z-index="38" draw:name="Image 3" draw:style-name="gr1" draw:text-style-name="P1" svg:width="0.4571in" svg:height="0.3815in" svg:x="3.2858in" svg:y="3.8949in">
            <draw:image xlink:href="Pictures/10000201000000320000003201FCE84B.png" xlink:type="simple" xlink:show="embed" xlink:actuate="onLoad">
              <text:p/>
            </draw:image>
          </draw:frame>
          <draw:frame draw:z-index="39" draw:name="Image 3" draw:style-name="gr1" draw:text-style-name="P1" svg:width="0.4571in" svg:height="0.3815in" svg:x="3.7646in" svg:y="3.8949in">
            <draw:image xlink:href="Pictures/10000201000000320000003201FCE84B.png" xlink:type="simple" xlink:show="embed" xlink:actuate="onLoad">
              <text:p/>
            </draw:image>
          </draw:frame>
          <draw:frame draw:z-index="40" draw:name="Image 3" draw:style-name="gr1" draw:text-style-name="P1" svg:width="0.4571in" svg:height="0.3815in" svg:x="4.2433in" svg:y="3.8949in">
            <draw:image xlink:href="Pictures/10000201000000320000003201FCE84B.png" xlink:type="simple" xlink:show="embed" xlink:actuate="onLoad">
              <text:p/>
            </draw:image>
          </draw:frame>
          <draw:frame draw:z-index="41" draw:name="Image 3" draw:style-name="gr1" draw:text-style-name="P1" svg:width="0.4571in" svg:height="0.3815in" svg:x="4.722in" svg:y="3.8949in">
            <draw:image xlink:href="Pictures/10000201000000320000003201FCE84B.png" xlink:type="simple" xlink:show="embed" xlink:actuate="onLoad">
              <text:p/>
            </draw:image>
          </draw:frame>
          <draw:frame draw:z-index="42" draw:name="Image 4" draw:style-name="gr1" draw:text-style-name="P1" svg:width="0.4465in" svg:height="0.3941in" svg:x="1.3705in" svg:y="0.1776in">
            <draw:image xlink:href="Pictures/100002010000003200000032B7C0282B.png" xlink:type="simple" xlink:show="embed" xlink:actuate="onLoad">
              <text:p/>
            </draw:image>
          </draw:frame>
          <draw:frame draw:z-index="43" draw:name="Image 4" draw:style-name="gr1" draw:text-style-name="P1" svg:width="0.4465in" svg:height="0.3941in" svg:x="1.8496in" svg:y="0.1803in">
            <draw:image xlink:href="Pictures/100002010000003200000032B7C0282B.png" xlink:type="simple" xlink:show="embed" xlink:actuate="onLoad">
              <text:p/>
            </draw:image>
          </draw:frame>
          <draw:frame draw:z-index="44" draw:name="Image 4" draw:style-name="gr1" draw:text-style-name="P1" svg:width="0.4465in" svg:height="0.3941in" svg:x="2.3283in" svg:y="0.1803in">
            <draw:image xlink:href="Pictures/100002010000003200000032B7C0282B.png" xlink:type="simple" xlink:show="embed" xlink:actuate="onLoad">
              <text:p/>
            </draw:image>
          </draw:frame>
          <draw:frame draw:z-index="45" draw:name="Image 4" draw:style-name="gr1" draw:text-style-name="P1" svg:width="0.4465in" svg:height="0.3941in" svg:x="2.8071in" svg:y="0.1803in">
            <draw:image xlink:href="Pictures/100002010000003200000032B7C0282B.png" xlink:type="simple" xlink:show="embed" xlink:actuate="onLoad">
              <text:p/>
            </draw:image>
          </draw:frame>
          <draw:frame draw:z-index="46" draw:name="Image 4" draw:style-name="gr1" draw:text-style-name="P1" svg:width="0.4465in" svg:height="0.3941in" svg:x="3.2854in" svg:y="0.1803in">
            <draw:image xlink:href="Pictures/100002010000003200000032B7C0282B.png" xlink:type="simple" xlink:show="embed" xlink:actuate="onLoad">
              <text:p/>
            </draw:image>
          </draw:frame>
          <draw:frame draw:z-index="47" draw:name="Image 4" draw:style-name="gr1" draw:text-style-name="P1" svg:width="0.4465in" svg:height="0.3941in" svg:x="3.7642in" svg:y="0.1803in">
            <draw:image xlink:href="Pictures/100002010000003200000032B7C0282B.png" xlink:type="simple" xlink:show="embed" xlink:actuate="onLoad">
              <text:p/>
            </draw:image>
          </draw:frame>
          <draw:frame draw:z-index="48" draw:name="Image 4" draw:style-name="gr1" draw:text-style-name="P1" svg:width="0.4465in" svg:height="0.3941in" svg:x="4.2429in" svg:y="0.1803in">
            <draw:image xlink:href="Pictures/100002010000003200000032B7C0282B.png" xlink:type="simple" xlink:show="embed" xlink:actuate="onLoad">
              <text:p/>
            </draw:image>
          </draw:frame>
          <draw:frame draw:z-index="49" draw:name="Image 4" draw:style-name="gr1" draw:text-style-name="P1" svg:width="0.4465in" svg:height="0.3941in" svg:x="4.7217in" svg:y="0.1803in">
            <draw:image xlink:href="Pictures/100002010000003200000032B7C0282B.png" xlink:type="simple" xlink:show="embed" xlink:actuate="onLoad">
              <text:p/>
            </draw:image>
          </draw:frame>
          <draw:frame draw:z-index="50" draw:name="Image 4" draw:style-name="gr1" draw:text-style-name="P1" svg:width="0.4465in" svg:height="0.3941in" svg:x="5.2004in" svg:y="0.1803in">
            <draw:image xlink:href="Pictures/100002010000003200000032B7C0282B.png" xlink:type="simple" xlink:show="embed" xlink:actuate="onLoad">
              <text:p/>
            </draw:image>
          </draw:frame>
          <draw:frame draw:z-index="51" draw:name="Image 4" draw:style-name="gr1" draw:text-style-name="P1" svg:width="0.4465in" svg:height="0.3941in" svg:x="5.2004in" svg:y="0.5929in">
            <draw:image xlink:href="Pictures/100002010000003200000032B7C0282B.png" xlink:type="simple" xlink:show="embed" xlink:actuate="onLoad">
              <text:p/>
            </draw:image>
          </draw:frame>
          <draw:frame draw:z-index="52" draw:name="Image 4" draw:style-name="gr1" draw:text-style-name="P1" svg:width="0.4465in" svg:height="0.3941in" svg:x="5.2004in" svg:y="1.0059in">
            <draw:image xlink:href="Pictures/100002010000003200000032B7C0282B.png" xlink:type="simple" xlink:show="embed" xlink:actuate="onLoad">
              <text:p/>
            </draw:image>
          </draw:frame>
          <draw:frame draw:z-index="53" draw:name="Image 4" draw:style-name="gr1" draw:text-style-name="P1" svg:width="0.4465in" svg:height="0.3941in" svg:x="4.7217in" svg:y="1.0059in">
            <draw:image xlink:href="Pictures/100002010000003200000032B7C0282B.png" xlink:type="simple" xlink:show="embed" xlink:actuate="onLoad">
              <text:p/>
            </draw:image>
          </draw:frame>
          <draw:frame draw:z-index="54" draw:name="Image 4" draw:style-name="gr1" draw:text-style-name="P1" svg:width="0.4465in" svg:height="0.3941in" svg:x="4.2429in" svg:y="1.0059in">
            <draw:image xlink:href="Pictures/100002010000003200000032B7C0282B.png" xlink:type="simple" xlink:show="embed" xlink:actuate="onLoad">
              <text:p/>
            </draw:image>
          </draw:frame>
          <draw:frame draw:z-index="55" draw:name="Image 4" draw:style-name="gr1" draw:text-style-name="P1" svg:width="0.4465in" svg:height="0.3941in" svg:x="3.7642in" svg:y="1.0059in">
            <draw:image xlink:href="Pictures/100002010000003200000032B7C0282B.png" xlink:type="simple" xlink:show="embed" xlink:actuate="onLoad">
              <text:p/>
            </draw:image>
          </draw:frame>
          <draw:frame draw:z-index="56" draw:name="Image 4" draw:style-name="gr1" draw:text-style-name="P1" svg:width="0.4465in" svg:height="0.3941in" svg:x="3.2854in" svg:y="1.0059in">
            <draw:image xlink:href="Pictures/100002010000003200000032B7C0282B.png" xlink:type="simple" xlink:show="embed" xlink:actuate="onLoad">
              <text:p/>
            </draw:image>
          </draw:frame>
          <draw:frame draw:z-index="57" draw:name="Image 4" draw:style-name="gr1" draw:text-style-name="P1" svg:width="0.4465in" svg:height="0.3941in" svg:x="2.8071in" svg:y="1.0059in">
            <draw:image xlink:href="Pictures/100002010000003200000032B7C0282B.png" xlink:type="simple" xlink:show="embed" xlink:actuate="onLoad">
              <text:p/>
            </draw:image>
          </draw:frame>
          <draw:frame draw:z-index="58" draw:name="Image 4" draw:style-name="gr1" draw:text-style-name="P1" svg:width="0.4465in" svg:height="0.3941in" svg:x="2.3283in" svg:y="1.0059in">
            <draw:image xlink:href="Pictures/100002010000003200000032B7C0282B.png" xlink:type="simple" xlink:show="embed" xlink:actuate="onLoad">
              <text:p/>
            </draw:image>
          </draw:frame>
          <draw:frame draw:z-index="59" draw:name="Image 4" draw:style-name="gr1" draw:text-style-name="P1" svg:width="0.4465in" svg:height="0.3941in" svg:x="1.8496in" svg:y="1.0059in">
            <draw:image xlink:href="Pictures/100002010000003200000032B7C0282B.png" xlink:type="simple" xlink:show="embed" xlink:actuate="onLoad">
              <text:p/>
            </draw:image>
          </draw:frame>
          <draw:frame draw:z-index="60" draw:name="Image 4" draw:style-name="gr1" draw:text-style-name="P1" svg:width="0.4465in" svg:height="0.3941in" svg:x="1.3709in" svg:y="1.0059in">
            <draw:image xlink:href="Pictures/100002010000003200000032B7C0282B.png" xlink:type="simple" xlink:show="embed" xlink:actuate="onLoad">
              <text:p/>
            </draw:image>
          </draw:frame>
          <draw:frame draw:z-index="61" draw:name="Image 4" draw:style-name="gr1" draw:text-style-name="P1" svg:width="0.4465in" svg:height="0.3941in" svg:x="0.8921in" svg:y="1.0059in">
            <draw:image xlink:href="Pictures/100002010000003200000032B7C0282B.png" xlink:type="simple" xlink:show="embed" xlink:actuate="onLoad">
              <text:p/>
            </draw:image>
          </draw:frame>
          <draw:frame draw:z-index="62" draw:name="Image 4" draw:style-name="gr1" draw:text-style-name="P1" svg:width="0.4465in" svg:height="0.3941in" svg:x="0.8921in" svg:y="0.5929in">
            <draw:image xlink:href="Pictures/100002010000003200000032B7C0282B.png" xlink:type="simple" xlink:show="embed" xlink:actuate="onLoad">
              <text:p/>
            </draw:image>
          </draw:frame>
          <draw:frame draw:z-index="63" draw:name="Image 4" draw:style-name="gr1" draw:text-style-name="P1" svg:width="0.4465in" svg:height="0.3941in" svg:x="0.8921in" svg:y="1.4185in">
            <draw:image xlink:href="Pictures/100002010000003200000032B7C0282B.png" xlink:type="simple" xlink:show="embed" xlink:actuate="onLoad">
              <text:p/>
            </draw:image>
          </draw:frame>
          <draw:frame draw:z-index="64" draw:name="Image 4" draw:style-name="gr1" draw:text-style-name="P1" svg:width="0.4465in" svg:height="0.3941in" svg:x="0.8921in" svg:y="1.8311in">
            <draw:image xlink:href="Pictures/100002010000003200000032B7C0282B.png" xlink:type="simple" xlink:show="embed" xlink:actuate="onLoad">
              <text:p/>
            </draw:image>
          </draw:frame>
          <draw:frame draw:z-index="65" draw:name="Image 4" draw:style-name="gr1" draw:text-style-name="P1" svg:width="0.4465in" svg:height="0.3941in" svg:x="0.8921in" svg:y="2.2441in">
            <draw:image xlink:href="Pictures/100002010000003200000032B7C0282B.png" xlink:type="simple" xlink:show="embed" xlink:actuate="onLoad">
              <text:p/>
            </draw:image>
          </draw:frame>
          <draw:frame draw:z-index="66" draw:name="Image 4" draw:style-name="gr1" draw:text-style-name="P1" svg:width="0.4465in" svg:height="0.3941in" svg:x="0.8921in" svg:y="2.6567in">
            <draw:image xlink:href="Pictures/100002010000003200000032B7C0282B.png" xlink:type="simple" xlink:show="embed" xlink:actuate="onLoad">
              <text:p/>
            </draw:image>
          </draw:frame>
          <draw:frame draw:z-index="67" draw:name="Image 4" draw:style-name="gr1" draw:text-style-name="P1" svg:width="0.4465in" svg:height="0.3941in" svg:x="0.8921in" svg:y="3.0693in">
            <draw:image xlink:href="Pictures/100002010000003200000032B7C0282B.png" xlink:type="simple" xlink:show="embed" xlink:actuate="onLoad">
              <text:p/>
            </draw:image>
          </draw:frame>
          <draw:frame draw:z-index="68" draw:name="Image 4" draw:style-name="gr1" draw:text-style-name="P1" svg:width="0.4465in" svg:height="0.3941in" svg:x="0.8921in" svg:y="3.4823in">
            <draw:image xlink:href="Pictures/100002010000003200000032B7C0282B.png" xlink:type="simple" xlink:show="embed" xlink:actuate="onLoad">
              <text:p/>
            </draw:image>
          </draw:frame>
          <draw:frame draw:z-index="69" draw:name="Image 4" draw:style-name="gr1" draw:text-style-name="P1" svg:width="0.4465in" svg:height="0.3941in" svg:x="0.8921in" svg:y="3.8949in">
            <draw:image xlink:href="Pictures/100002010000003200000032B7C0282B.png" xlink:type="simple" xlink:show="embed" xlink:actuate="onLoad">
              <text:p/>
            </draw:image>
          </draw:frame>
          <draw:frame draw:z-index="70" draw:name="Image 4" draw:style-name="gr1" draw:text-style-name="P1" svg:width="0.4465in" svg:height="0.3941in" svg:x="0.8921in" svg:y="4.3075in">
            <draw:image xlink:href="Pictures/100002010000003200000032B7C0282B.png" xlink:type="simple" xlink:show="embed" xlink:actuate="onLoad">
              <text:p/>
            </draw:image>
          </draw:frame>
          <draw:frame draw:z-index="71" draw:name="Image 4" draw:style-name="gr1" draw:text-style-name="P1" svg:width="0.4465in" svg:height="0.3941in" svg:x="1.3709in" svg:y="4.3075in">
            <draw:image xlink:href="Pictures/100002010000003200000032B7C0282B.png" xlink:type="simple" xlink:show="embed" xlink:actuate="onLoad">
              <text:p/>
            </draw:image>
          </draw:frame>
          <draw:frame draw:z-index="72" draw:name="Image 4" draw:style-name="gr1" draw:text-style-name="P1" svg:width="0.4465in" svg:height="0.3941in" svg:x="1.8496in" svg:y="4.3075in">
            <draw:image xlink:href="Pictures/100002010000003200000032B7C0282B.png" xlink:type="simple" xlink:show="embed" xlink:actuate="onLoad">
              <text:p/>
            </draw:image>
          </draw:frame>
          <draw:frame draw:z-index="73" draw:name="Image 4" draw:style-name="gr1" draw:text-style-name="P1" svg:width="0.4465in" svg:height="0.3941in" svg:x="2.3283in" svg:y="4.3075in">
            <draw:image xlink:href="Pictures/100002010000003200000032B7C0282B.png" xlink:type="simple" xlink:show="embed" xlink:actuate="onLoad">
              <text:p/>
            </draw:image>
          </draw:frame>
          <draw:frame draw:z-index="74" draw:name="Image 4" draw:style-name="gr1" draw:text-style-name="P1" svg:width="0.4465in" svg:height="0.3941in" svg:x="2.8071in" svg:y="4.3075in">
            <draw:image xlink:href="Pictures/100002010000003200000032B7C0282B.png" xlink:type="simple" xlink:show="embed" xlink:actuate="onLoad">
              <text:p/>
            </draw:image>
          </draw:frame>
          <draw:frame draw:z-index="75" draw:name="Image 4" draw:style-name="gr1" draw:text-style-name="P1" svg:width="0.4465in" svg:height="0.3941in" svg:x="3.2854in" svg:y="4.3075in">
            <draw:image xlink:href="Pictures/100002010000003200000032B7C0282B.png" xlink:type="simple" xlink:show="embed" xlink:actuate="onLoad">
              <text:p/>
            </draw:image>
          </draw:frame>
          <draw:frame draw:z-index="76" draw:name="Image 4" draw:style-name="gr1" draw:text-style-name="P1" svg:width="0.4465in" svg:height="0.3941in" svg:x="3.7642in" svg:y="4.3075in">
            <draw:image xlink:href="Pictures/100002010000003200000032B7C0282B.png" xlink:type="simple" xlink:show="embed" xlink:actuate="onLoad">
              <text:p/>
            </draw:image>
          </draw:frame>
          <draw:frame draw:z-index="77" draw:name="Image 4" draw:style-name="gr1" draw:text-style-name="P1" svg:width="0.4465in" svg:height="0.3941in" svg:x="4.2429in" svg:y="4.3075in">
            <draw:image xlink:href="Pictures/100002010000003200000032B7C0282B.png" xlink:type="simple" xlink:show="embed" xlink:actuate="onLoad">
              <text:p/>
            </draw:image>
          </draw:frame>
          <draw:frame draw:z-index="78" draw:name="Image 4" draw:style-name="gr1" draw:text-style-name="P1" svg:width="0.4465in" svg:height="0.3941in" svg:x="4.7217in" svg:y="4.3075in">
            <draw:image xlink:href="Pictures/100002010000003200000032B7C0282B.png" xlink:type="simple" xlink:show="embed" xlink:actuate="onLoad">
              <text:p/>
            </draw:image>
          </draw:frame>
          <draw:frame draw:z-index="79" draw:name="Image 4" draw:style-name="gr1" draw:text-style-name="P1" svg:width="0.4465in" svg:height="0.3941in" svg:x="5.2004in" svg:y="3.8949in">
            <draw:image xlink:href="Pictures/100002010000003200000032B7C0282B.png" xlink:type="simple" xlink:show="embed" xlink:actuate="onLoad">
              <text:p/>
            </draw:image>
          </draw:frame>
          <draw:frame draw:z-index="80" draw:name="Image 4" draw:style-name="gr1" draw:text-style-name="P1" svg:width="0.4465in" svg:height="0.3941in" svg:x="5.2004in" svg:y="3.4823in">
            <draw:image xlink:href="Pictures/100002010000003200000032B7C0282B.png" xlink:type="simple" xlink:show="embed" xlink:actuate="onLoad">
              <text:p/>
            </draw:image>
          </draw:frame>
          <draw:frame draw:z-index="81" draw:name="Image 4" draw:style-name="gr1" draw:text-style-name="P1" svg:width="0.4465in" svg:height="0.3941in" svg:x="5.2004in" svg:y="3.0693in">
            <draw:image xlink:href="Pictures/100002010000003200000032B7C0282B.png" xlink:type="simple" xlink:show="embed" xlink:actuate="onLoad">
              <text:p/>
            </draw:image>
          </draw:frame>
          <draw:frame draw:z-index="82" draw:name="Image 4" draw:style-name="gr1" draw:text-style-name="P1" svg:width="0.4465in" svg:height="0.3941in" svg:x="4.7217in" svg:y="3.4823in">
            <draw:image xlink:href="Pictures/100002010000003200000032B7C0282B.png" xlink:type="simple" xlink:show="embed" xlink:actuate="onLoad">
              <text:p/>
            </draw:image>
          </draw:frame>
          <draw:frame draw:z-index="83" draw:name="Image 4" draw:style-name="gr1" draw:text-style-name="P1" svg:width="0.4465in" svg:height="0.3941in" svg:x="4.2429in" svg:y="3.4823in">
            <draw:image xlink:href="Pictures/100002010000003200000032B7C0282B.png" xlink:type="simple" xlink:show="embed" xlink:actuate="onLoad">
              <text:p/>
            </draw:image>
          </draw:frame>
          <draw:frame draw:z-index="84" draw:name="Image 4" draw:style-name="gr1" draw:text-style-name="P1" svg:width="0.4465in" svg:height="0.3941in" svg:x="3.7642in" svg:y="3.4823in">
            <draw:image xlink:href="Pictures/100002010000003200000032B7C0282B.png" xlink:type="simple" xlink:show="embed" xlink:actuate="onLoad">
              <text:p/>
            </draw:image>
          </draw:frame>
          <draw:frame draw:z-index="85" draw:name="Image 4" draw:style-name="gr1" draw:text-style-name="P1" svg:width="0.4465in" svg:height="0.3941in" svg:x="3.2854in" svg:y="3.4823in">
            <draw:image xlink:href="Pictures/100002010000003200000032B7C0282B.png" xlink:type="simple" xlink:show="embed" xlink:actuate="onLoad">
              <text:p/>
            </draw:image>
          </draw:frame>
          <draw:frame draw:z-index="86" draw:name="Image 4" draw:style-name="gr1" draw:text-style-name="P1" svg:width="0.4465in" svg:height="0.3941in" svg:x="2.8071in" svg:y="3.4823in">
            <draw:image xlink:href="Pictures/100002010000003200000032B7C0282B.png" xlink:type="simple" xlink:show="embed" xlink:actuate="onLoad">
              <text:p/>
            </draw:image>
          </draw:frame>
          <draw:frame draw:z-index="87" draw:name="Image 4" draw:style-name="gr1" draw:text-style-name="P1" svg:width="0.4465in" svg:height="0.3941in" svg:x="2.3283in" svg:y="3.4823in">
            <draw:image xlink:href="Pictures/100002010000003200000032B7C0282B.png" xlink:type="simple" xlink:show="embed" xlink:actuate="onLoad">
              <text:p/>
            </draw:image>
          </draw:frame>
          <draw:frame draw:z-index="88" draw:name="Image 4" draw:style-name="gr1" draw:text-style-name="P1" svg:width="0.4465in" svg:height="0.3941in" svg:x="1.8496in" svg:y="3.4823in">
            <draw:image xlink:href="Pictures/100002010000003200000032B7C0282B.png" xlink:type="simple" xlink:show="embed" xlink:actuate="onLoad">
              <text:p/>
            </draw:image>
          </draw:frame>
          <draw:frame draw:z-index="89" draw:name="Image 4" draw:style-name="gr1" draw:text-style-name="P1" svg:width="0.4465in" svg:height="0.3941in" svg:x="1.3709in" svg:y="3.4823in">
            <draw:image xlink:href="Pictures/100002010000003200000032B7C0282B.png" xlink:type="simple" xlink:show="embed" xlink:actuate="onLoad">
              <text:p/>
            </draw:image>
          </draw:frame>
          <draw:frame draw:z-index="90" draw:name="Image 4" draw:style-name="gr1" draw:text-style-name="P1" svg:width="0.4465in" svg:height="0.3941in" svg:x="1.3709in" svg:y="2.6567in">
            <draw:image xlink:href="Pictures/100002010000003200000032B7C0282B.png" xlink:type="simple" xlink:show="embed" xlink:actuate="onLoad">
              <text:p/>
            </draw:image>
          </draw:frame>
          <draw:frame draw:z-index="91" draw:name="Image 4" draw:style-name="gr1" draw:text-style-name="P1" svg:width="0.4465in" svg:height="0.3941in" svg:x="1.8496in" svg:y="2.6567in">
            <draw:image xlink:href="Pictures/100002010000003200000032B7C0282B.png" xlink:type="simple" xlink:show="embed" xlink:actuate="onLoad">
              <text:p/>
            </draw:image>
          </draw:frame>
          <draw:frame draw:z-index="92" draw:name="Image 4" draw:style-name="gr1" draw:text-style-name="P1" svg:width="0.4465in" svg:height="0.3941in" svg:x="2.3283in" svg:y="2.6567in">
            <draw:image xlink:href="Pictures/100002010000003200000032B7C0282B.png" xlink:type="simple" xlink:show="embed" xlink:actuate="onLoad">
              <text:p/>
            </draw:image>
          </draw:frame>
          <draw:frame draw:z-index="93" draw:name="Image 4" draw:style-name="gr1" draw:text-style-name="P1" svg:width="0.4465in" svg:height="0.3941in" svg:x="2.8071in" svg:y="2.6567in">
            <draw:image xlink:href="Pictures/100002010000003200000032B7C0282B.png" xlink:type="simple" xlink:show="embed" xlink:actuate="onLoad">
              <text:p/>
            </draw:image>
          </draw:frame>
          <draw:frame draw:z-index="94" draw:name="Image 4" draw:style-name="gr1" draw:text-style-name="P1" svg:width="0.4465in" svg:height="0.3941in" svg:x="3.2854in" svg:y="2.6567in">
            <draw:image xlink:href="Pictures/100002010000003200000032B7C0282B.png" xlink:type="simple" xlink:show="embed" xlink:actuate="onLoad">
              <text:p/>
            </draw:image>
          </draw:frame>
          <draw:frame draw:z-index="95" draw:name="Image 4" draw:style-name="gr1" draw:text-style-name="P1" svg:width="0.4465in" svg:height="0.3941in" svg:x="3.7642in" svg:y="2.6567in">
            <draw:image xlink:href="Pictures/100002010000003200000032B7C0282B.png" xlink:type="simple" xlink:show="embed" xlink:actuate="onLoad">
              <text:p/>
            </draw:image>
          </draw:frame>
          <draw:frame draw:z-index="96" draw:name="Image 4" draw:style-name="gr1" draw:text-style-name="P1" svg:width="0.4465in" svg:height="0.3941in" svg:x="4.2429in" svg:y="2.6567in">
            <draw:image xlink:href="Pictures/100002010000003200000032B7C0282B.png" xlink:type="simple" xlink:show="embed" xlink:actuate="onLoad">
              <text:p/>
            </draw:image>
          </draw:frame>
          <draw:frame draw:z-index="97" draw:name="Image 4" draw:style-name="gr1" draw:text-style-name="P1" svg:width="0.4465in" svg:height="0.3941in" svg:x="4.7217in" svg:y="2.6567in">
            <draw:image xlink:href="Pictures/100002010000003200000032B7C0282B.png" xlink:type="simple" xlink:show="embed" xlink:actuate="onLoad">
              <text:p/>
            </draw:image>
          </draw:frame>
          <draw:frame draw:z-index="98" draw:name="Image 4" draw:style-name="gr1" draw:text-style-name="P1" svg:width="0.4465in" svg:height="0.3941in" svg:x="5.2004in" svg:y="2.6567in">
            <draw:image xlink:href="Pictures/100002010000003200000032B7C0282B.png" xlink:type="simple" xlink:show="embed" xlink:actuate="onLoad">
              <text:p/>
            </draw:image>
          </draw:frame>
          <draw:frame draw:z-index="99" draw:name="Image 4" draw:style-name="gr1" draw:text-style-name="P1" svg:width="0.4465in" svg:height="0.3941in" svg:x="5.2004in" svg:y="2.2441in">
            <draw:image xlink:href="Pictures/100002010000003200000032B7C0282B.png" xlink:type="simple" xlink:show="embed" xlink:actuate="onLoad">
              <text:p/>
            </draw:image>
          </draw:frame>
          <draw:frame draw:z-index="100" draw:name="Image 4" draw:style-name="gr1" draw:text-style-name="P1" svg:width="0.4465in" svg:height="0.3941in" svg:x="5.2004in" svg:y="1.8311in">
            <draw:image xlink:href="Pictures/100002010000003200000032B7C0282B.png" xlink:type="simple" xlink:show="embed" xlink:actuate="onLoad">
              <text:p/>
            </draw:image>
          </draw:frame>
          <draw:frame draw:z-index="101" draw:name="Image 4" draw:style-name="gr1" draw:text-style-name="P1" svg:width="0.4465in" svg:height="0.3941in" svg:x="5.2004in" svg:y="1.4185in">
            <draw:image xlink:href="Pictures/100002010000003200000032B7C0282B.png" xlink:type="simple" xlink:show="embed" xlink:actuate="onLoad">
              <text:p/>
            </draw:image>
          </draw:frame>
          <draw:frame draw:z-index="102" draw:name="Image 4" draw:style-name="gr1" draw:text-style-name="P1" svg:width="0.4465in" svg:height="0.3941in" svg:x="4.7217in" svg:y="1.8311in">
            <draw:image xlink:href="Pictures/100002010000003200000032B7C0282B.png" xlink:type="simple" xlink:show="embed" xlink:actuate="onLoad">
              <text:p/>
            </draw:image>
          </draw:frame>
          <draw:frame draw:z-index="103" draw:name="Image 4" draw:style-name="gr1" draw:text-style-name="P1" svg:width="0.4465in" svg:height="0.3941in" svg:x="4.2429in" svg:y="1.8311in">
            <draw:image xlink:href="Pictures/100002010000003200000032B7C0282B.png" xlink:type="simple" xlink:show="embed" xlink:actuate="onLoad">
              <text:p/>
            </draw:image>
          </draw:frame>
          <draw:frame draw:z-index="104" draw:name="Image 4" draw:style-name="gr1" draw:text-style-name="P1" svg:width="0.4465in" svg:height="0.3941in" svg:x="3.7642in" svg:y="1.8311in">
            <draw:image xlink:href="Pictures/100002010000003200000032B7C0282B.png" xlink:type="simple" xlink:show="embed" xlink:actuate="onLoad">
              <text:p/>
            </draw:image>
          </draw:frame>
          <draw:frame draw:z-index="105" draw:name="Image 4" draw:style-name="gr1" draw:text-style-name="P1" svg:width="0.4465in" svg:height="0.3941in" svg:x="3.2854in" svg:y="1.8311in">
            <draw:image xlink:href="Pictures/100002010000003200000032B7C0282B.png" xlink:type="simple" xlink:show="embed" xlink:actuate="onLoad">
              <text:p/>
            </draw:image>
          </draw:frame>
          <draw:frame draw:z-index="106" draw:name="Image 4" draw:style-name="gr1" draw:text-style-name="P1" svg:width="0.4465in" svg:height="0.3941in" svg:x="2.3283in" svg:y="1.8311in">
            <draw:image xlink:href="Pictures/100002010000003200000032B7C0282B.png" xlink:type="simple" xlink:show="embed" xlink:actuate="onLoad">
              <text:p/>
            </draw:image>
          </draw:frame>
          <draw:frame draw:z-index="107" draw:name="Image 4" draw:style-name="gr1" draw:text-style-name="P1" svg:width="0.4465in" svg:height="0.3941in" svg:x="2.8071in" svg:y="1.8311in">
            <draw:image xlink:href="Pictures/100002010000003200000032B7C0282B.png" xlink:type="simple" xlink:show="embed" xlink:actuate="onLoad">
              <text:p/>
            </draw:image>
          </draw:frame>
          <draw:frame draw:z-index="108" draw:name="Image 4" draw:style-name="gr1" draw:text-style-name="P1" svg:width="0.4465in" svg:height="0.3941in" svg:x="1.8496in" svg:y="1.8311in">
            <draw:image xlink:href="Pictures/100002010000003200000032B7C0282B.png" xlink:type="simple" xlink:show="embed" xlink:actuate="onLoad">
              <text:p/>
            </draw:image>
          </draw:frame>
          <draw:frame draw:z-index="109" draw:name="Image 4" draw:style-name="gr1" draw:text-style-name="P1" svg:width="0.4465in" svg:height="0.3941in" svg:x="1.3709in" svg:y="1.8311in">
            <draw:image xlink:href="Pictures/100002010000003200000032B7C0282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10" table:default-cell-style-name="ce1"/>
        <table:table-row table:style-name="ro1">
          <table:table-cell/>
          <table:table-cell table:style-name="Default"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table:style-name="ce3" table:number-columns-repeated="8"/>
          <table:table-cell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table:style-name="ce3" table:number-columns-repeated="8"/>
          <table:table-cell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table:style-name="ce3" table:number-columns-repeated="8"/>
          <table:table-cell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table:style-name="ce3" table:number-columns-repeated="8"/>
          <table:table-cell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table:style-name="ce3" table:number-columns-repeated="8"/>
          <table:table-cell/>
        </table:table-row>
        <table:table-row table:style-name="ro3">
          <table:table-cell/>
          <table:table-cell table:style-name="ce2" table:number-columns-repeated="10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21:02:16.419534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4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b2b2b2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0.4453in" svg:height="0.378in" svg:x="0.9256in" svg:y="0.1937in">
            <draw:image xlink:href="Pictures/100002010000003200000032B7E747C7.png" xlink:type="simple" xlink:show="embed" xlink:actuate="onLoad">
              <text:p/>
            </draw:image>
          </draw:frame>
          <draw:frame draw:z-index="1" draw:name="Image 2" draw:style-name="gr1" draw:text-style-name="P1" svg:width="0.4417in" svg:height="0.365in" svg:x="5.2264in" svg:y="4.3232in">
            <draw:image xlink:href="Pictures/1000020100000032000000325B9D91A0.png" xlink:type="simple" xlink:show="embed" xlink:actuate="onLoad">
              <text:p/>
            </draw:image>
          </draw:frame>
          <draw:frame draw:z-index="2" draw:name="Image 3" draw:style-name="gr1" draw:text-style-name="P1" svg:width="0.4193in" svg:height="0.3941in" svg:x="3.7803in" svg:y="0.1776in">
            <draw:image xlink:href="Pictures/10000201000000320000003201FCE84B.png" xlink:type="simple" xlink:show="embed" xlink:actuate="onLoad">
              <text:p/>
            </draw:image>
          </draw:frame>
          <draw:frame draw:z-index="3" draw:name="Image 3" draw:style-name="gr1" draw:text-style-name="P1" svg:width="0.4193in" svg:height="0.3941in" svg:x="4.2433in" svg:y="0.1803in">
            <draw:image xlink:href="Pictures/10000201000000320000003201FCE84B.png" xlink:type="simple" xlink:show="embed" xlink:actuate="onLoad">
              <text:p/>
            </draw:image>
          </draw:frame>
          <draw:frame draw:z-index="4" draw:name="Image 3" draw:style-name="gr1" draw:text-style-name="P1" svg:width="0.4193in" svg:height="0.3941in" svg:x="4.722in" svg:y="0.1803in">
            <draw:image xlink:href="Pictures/10000201000000320000003201FCE84B.png" xlink:type="simple" xlink:show="embed" xlink:actuate="onLoad">
              <text:p/>
            </draw:image>
          </draw:frame>
          <draw:frame draw:z-index="5" draw:name="Image 3" draw:style-name="gr1" draw:text-style-name="P1" svg:width="0.4193in" svg:height="0.3941in" svg:x="4.722in" svg:y="0.5929in">
            <draw:image xlink:href="Pictures/10000201000000320000003201FCE84B.png" xlink:type="simple" xlink:show="embed" xlink:actuate="onLoad">
              <text:p/>
            </draw:image>
          </draw:frame>
          <draw:frame draw:z-index="6" draw:name="Image 3" draw:style-name="gr1" draw:text-style-name="P1" svg:width="0.4193in" svg:height="0.3941in" svg:x="4.722in" svg:y="1.0059in">
            <draw:image xlink:href="Pictures/10000201000000320000003201FCE84B.png" xlink:type="simple" xlink:show="embed" xlink:actuate="onLoad">
              <text:p/>
            </draw:image>
          </draw:frame>
          <draw:frame draw:z-index="7" draw:name="Image 3" draw:style-name="gr1" draw:text-style-name="P1" svg:width="0.4193in" svg:height="0.3941in" svg:x="4.722in" svg:y="1.4185in">
            <draw:image xlink:href="Pictures/10000201000000320000003201FCE84B.png" xlink:type="simple" xlink:show="embed" xlink:actuate="onLoad">
              <text:p/>
            </draw:image>
          </draw:frame>
          <draw:frame draw:z-index="8" draw:name="Image 3" draw:style-name="gr1" draw:text-style-name="P1" svg:width="0.4193in" svg:height="0.3941in" svg:x="4.722in" svg:y="1.8311in">
            <draw:image xlink:href="Pictures/10000201000000320000003201FCE84B.png" xlink:type="simple" xlink:show="embed" xlink:actuate="onLoad">
              <text:p/>
            </draw:image>
          </draw:frame>
          <draw:frame draw:z-index="9" draw:name="Image 3" draw:style-name="gr1" draw:text-style-name="P1" svg:width="0.4193in" svg:height="0.3941in" svg:x="4.722in" svg:y="2.2441in">
            <draw:image xlink:href="Pictures/10000201000000320000003201FCE84B.png" xlink:type="simple" xlink:show="embed" xlink:actuate="onLoad">
              <text:p/>
            </draw:image>
          </draw:frame>
          <draw:frame draw:z-index="10" draw:name="Image 3" draw:style-name="gr1" draw:text-style-name="P1" svg:width="0.4193in" svg:height="0.3941in" svg:x="4.722in" svg:y="2.6567in">
            <draw:image xlink:href="Pictures/10000201000000320000003201FCE84B.png" xlink:type="simple" xlink:show="embed" xlink:actuate="onLoad">
              <text:p/>
            </draw:image>
          </draw:frame>
          <draw:frame draw:z-index="11" draw:name="Image 3" draw:style-name="gr1" draw:text-style-name="P1" svg:width="0.4193in" svg:height="0.3941in" svg:x="4.722in" svg:y="3.0693in">
            <draw:image xlink:href="Pictures/10000201000000320000003201FCE84B.png" xlink:type="simple" xlink:show="embed" xlink:actuate="onLoad">
              <text:p/>
            </draw:image>
          </draw:frame>
          <draw:frame draw:z-index="12" draw:name="Image 3" draw:style-name="gr1" draw:text-style-name="P1" svg:width="0.4193in" svg:height="0.3941in" svg:x="4.722in" svg:y="3.4823in">
            <draw:image xlink:href="Pictures/10000201000000320000003201FCE84B.png" xlink:type="simple" xlink:show="embed" xlink:actuate="onLoad">
              <text:p/>
            </draw:image>
          </draw:frame>
          <draw:frame draw:z-index="13" draw:name="Image 3" draw:style-name="gr1" draw:text-style-name="P1" svg:width="0.4193in" svg:height="0.3941in" svg:x="4.722in" svg:y="3.8949in">
            <draw:image xlink:href="Pictures/10000201000000320000003201FCE84B.png" xlink:type="simple" xlink:show="embed" xlink:actuate="onLoad">
              <text:p/>
            </draw:image>
          </draw:frame>
          <draw:frame draw:z-index="14" draw:name="Image 3" draw:style-name="gr1" draw:text-style-name="P1" svg:width="0.4193in" svg:height="0.3941in" svg:x="4.2433in" svg:y="3.8949in">
            <draw:image xlink:href="Pictures/10000201000000320000003201FCE84B.png" xlink:type="simple" xlink:show="embed" xlink:actuate="onLoad">
              <text:p/>
            </draw:image>
          </draw:frame>
          <draw:frame draw:z-index="15" draw:name="Image 3" draw:style-name="gr1" draw:text-style-name="P1" svg:width="0.4193in" svg:height="0.3941in" svg:x="3.7646in" svg:y="3.8949in">
            <draw:image xlink:href="Pictures/10000201000000320000003201FCE84B.png" xlink:type="simple" xlink:show="embed" xlink:actuate="onLoad">
              <text:p/>
            </draw:image>
          </draw:frame>
          <draw:frame draw:z-index="16" draw:name="Image 3" draw:style-name="gr1" draw:text-style-name="P1" svg:width="0.4193in" svg:height="0.3941in" svg:x="3.2858in" svg:y="3.8949in">
            <draw:image xlink:href="Pictures/10000201000000320000003201FCE84B.png" xlink:type="simple" xlink:show="embed" xlink:actuate="onLoad">
              <text:p/>
            </draw:image>
          </draw:frame>
          <draw:frame draw:z-index="17" draw:name="Image 3" draw:style-name="gr1" draw:text-style-name="P1" svg:width="0.4193in" svg:height="0.3941in" svg:x="2.8075in" svg:y="3.8949in">
            <draw:image xlink:href="Pictures/10000201000000320000003201FCE84B.png" xlink:type="simple" xlink:show="embed" xlink:actuate="onLoad">
              <text:p/>
            </draw:image>
          </draw:frame>
          <draw:frame draw:z-index="18" draw:name="Image 3" draw:style-name="gr1" draw:text-style-name="P1" svg:width="0.4193in" svg:height="0.3941in" svg:x="2.3287in" svg:y="3.8949in">
            <draw:image xlink:href="Pictures/10000201000000320000003201FCE84B.png" xlink:type="simple" xlink:show="embed" xlink:actuate="onLoad">
              <text:p/>
            </draw:image>
          </draw:frame>
          <draw:frame draw:z-index="19" draw:name="Image 3" draw:style-name="gr1" draw:text-style-name="P1" svg:width="0.4193in" svg:height="0.3941in" svg:x="2.3287in" svg:y="3.0693in">
            <draw:image xlink:href="Pictures/10000201000000320000003201FCE84B.png" xlink:type="simple" xlink:show="embed" xlink:actuate="onLoad">
              <text:p/>
            </draw:image>
          </draw:frame>
          <draw:frame draw:z-index="20" draw:name="Image 3" draw:style-name="gr1" draw:text-style-name="P1" svg:width="0.4193in" svg:height="0.3941in" svg:x="2.3287in" svg:y="2.6567in">
            <draw:image xlink:href="Pictures/10000201000000320000003201FCE84B.png" xlink:type="simple" xlink:show="embed" xlink:actuate="onLoad">
              <text:p/>
            </draw:image>
          </draw:frame>
          <draw:frame draw:z-index="21" draw:name="Image 3" draw:style-name="gr1" draw:text-style-name="P1" svg:width="0.4193in" svg:height="0.3941in" svg:x="2.3287in" svg:y="2.2441in">
            <draw:image xlink:href="Pictures/10000201000000320000003201FCE84B.png" xlink:type="simple" xlink:show="embed" xlink:actuate="onLoad">
              <text:p/>
            </draw:image>
          </draw:frame>
          <draw:frame draw:z-index="22" draw:name="Image 3" draw:style-name="gr1" draw:text-style-name="P1" svg:width="0.4193in" svg:height="0.3941in" svg:x="2.3287in" svg:y="1.8311in">
            <draw:image xlink:href="Pictures/10000201000000320000003201FCE84B.png" xlink:type="simple" xlink:show="embed" xlink:actuate="onLoad">
              <text:p/>
            </draw:image>
          </draw:frame>
          <draw:frame draw:z-index="23" draw:name="Image 3" draw:style-name="gr1" draw:text-style-name="P1" svg:width="0.4193in" svg:height="0.3941in" svg:x="2.8075in" svg:y="1.8311in">
            <draw:image xlink:href="Pictures/10000201000000320000003201FCE84B.png" xlink:type="simple" xlink:show="embed" xlink:actuate="onLoad">
              <text:p/>
            </draw:image>
          </draw:frame>
          <draw:frame draw:z-index="24" draw:name="Image 3" draw:style-name="gr1" draw:text-style-name="P1" svg:width="0.4193in" svg:height="0.3941in" svg:x="2.8075in" svg:y="3.0693in">
            <draw:image xlink:href="Pictures/10000201000000320000003201FCE84B.png" xlink:type="simple" xlink:show="embed" xlink:actuate="onLoad">
              <text:p/>
            </draw:image>
          </draw:frame>
          <draw:frame draw:z-index="25" draw:name="Image 3" draw:style-name="gr1" draw:text-style-name="P1" svg:width="0.4193in" svg:height="0.3941in" svg:x="3.2858in" svg:y="3.0693in">
            <draw:image xlink:href="Pictures/10000201000000320000003201FCE84B.png" xlink:type="simple" xlink:show="embed" xlink:actuate="onLoad">
              <text:p/>
            </draw:image>
          </draw:frame>
          <draw:frame draw:z-index="26" draw:name="Image 3" draw:style-name="gr1" draw:text-style-name="P1" svg:width="0.4193in" svg:height="0.3941in" svg:x="3.7646in" svg:y="3.0693in">
            <draw:image xlink:href="Pictures/10000201000000320000003201FCE84B.png" xlink:type="simple" xlink:show="embed" xlink:actuate="onLoad">
              <text:p/>
            </draw:image>
          </draw:frame>
          <draw:frame draw:z-index="27" draw:name="Image 3" draw:style-name="gr1" draw:text-style-name="P1" svg:width="0.4193in" svg:height="0.3941in" svg:x="3.7646in" svg:y="2.6567in">
            <draw:image xlink:href="Pictures/10000201000000320000003201FCE84B.png" xlink:type="simple" xlink:show="embed" xlink:actuate="onLoad">
              <text:p/>
            </draw:image>
          </draw:frame>
          <draw:frame draw:z-index="28" draw:name="Image 3" draw:style-name="gr1" draw:text-style-name="P1" svg:width="0.4193in" svg:height="0.3941in" svg:x="3.7646in" svg:y="2.2441in">
            <draw:image xlink:href="Pictures/10000201000000320000003201FCE84B.png" xlink:type="simple" xlink:show="embed" xlink:actuate="onLoad">
              <text:p/>
            </draw:image>
          </draw:frame>
          <draw:frame draw:z-index="29" draw:name="Image 3" draw:style-name="gr1" draw:text-style-name="P1" svg:width="0.4193in" svg:height="0.3941in" svg:x="3.7646in" svg:y="1.8311in">
            <draw:image xlink:href="Pictures/10000201000000320000003201FCE84B.png" xlink:type="simple" xlink:show="embed" xlink:actuate="onLoad">
              <text:p/>
            </draw:image>
          </draw:frame>
          <draw:frame draw:z-index="30" draw:name="Image 3" draw:style-name="gr1" draw:text-style-name="P1" svg:width="0.4193in" svg:height="0.3941in" svg:x="3.7646in" svg:y="1.4185in">
            <draw:image xlink:href="Pictures/10000201000000320000003201FCE84B.png" xlink:type="simple" xlink:show="embed" xlink:actuate="onLoad">
              <text:p/>
            </draw:image>
          </draw:frame>
          <draw:frame draw:z-index="31" draw:name="Image 3" draw:style-name="gr1" draw:text-style-name="P1" svg:width="0.4193in" svg:height="0.3941in" svg:x="3.7646in" svg:y="1.0059in">
            <draw:image xlink:href="Pictures/10000201000000320000003201FCE84B.png" xlink:type="simple" xlink:show="embed" xlink:actuate="onLoad">
              <text:p/>
            </draw:image>
          </draw:frame>
          <draw:frame draw:z-index="32" draw:name="Image 3" draw:style-name="gr1" draw:text-style-name="P1" svg:width="0.4193in" svg:height="0.3941in" svg:x="3.2858in" svg:y="1.0059in">
            <draw:image xlink:href="Pictures/10000201000000320000003201FCE84B.png" xlink:type="simple" xlink:show="embed" xlink:actuate="onLoad">
              <text:p/>
            </draw:image>
          </draw:frame>
          <draw:frame draw:z-index="33" draw:name="Image 3" draw:style-name="gr1" draw:text-style-name="P1" svg:width="0.4193in" svg:height="0.3941in" svg:x="2.8075in" svg:y="1.0059in">
            <draw:image xlink:href="Pictures/10000201000000320000003201FCE84B.png" xlink:type="simple" xlink:show="embed" xlink:actuate="onLoad">
              <text:p/>
            </draw:image>
          </draw:frame>
          <draw:frame draw:z-index="34" draw:name="Image 3" draw:style-name="gr1" draw:text-style-name="P1" svg:width="0.4193in" svg:height="0.3941in" svg:x="2.3287in" svg:y="1.0059in">
            <draw:image xlink:href="Pictures/10000201000000320000003201FCE84B.png" xlink:type="simple" xlink:show="embed" xlink:actuate="onLoad">
              <text:p/>
            </draw:image>
          </draw:frame>
          <draw:frame draw:z-index="35" draw:name="Image 3" draw:style-name="gr1" draw:text-style-name="P1" svg:width="0.4193in" svg:height="0.3941in" svg:x="1.85in" svg:y="1.0059in">
            <draw:image xlink:href="Pictures/10000201000000320000003201FCE84B.png" xlink:type="simple" xlink:show="embed" xlink:actuate="onLoad">
              <text:p/>
            </draw:image>
          </draw:frame>
          <draw:frame draw:z-index="36" draw:name="Image 3" draw:style-name="gr1" draw:text-style-name="P1" svg:width="0.4193in" svg:height="0.3941in" svg:x="1.3713in" svg:y="1.0059in">
            <draw:image xlink:href="Pictures/10000201000000320000003201FCE84B.png" xlink:type="simple" xlink:show="embed" xlink:actuate="onLoad">
              <text:p/>
            </draw:image>
          </draw:frame>
          <draw:frame draw:z-index="37" draw:name="Image 3" draw:style-name="gr1" draw:text-style-name="P1" svg:width="0.4193in" svg:height="0.3941in" svg:x="1.3713in" svg:y="1.4185in">
            <draw:image xlink:href="Pictures/10000201000000320000003201FCE84B.png" xlink:type="simple" xlink:show="embed" xlink:actuate="onLoad">
              <text:p/>
            </draw:image>
          </draw:frame>
          <draw:frame draw:z-index="38" draw:name="Image 3" draw:style-name="gr1" draw:text-style-name="P1" svg:width="0.4193in" svg:height="0.4335in" svg:x="1.3713in" svg:y="1.8311in">
            <draw:image xlink:href="Pictures/10000201000000320000003201FCE84B.png" xlink:type="simple" xlink:show="embed" xlink:actuate="onLoad">
              <text:p/>
            </draw:image>
          </draw:frame>
          <draw:frame draw:z-index="39" draw:name="Image 3" draw:style-name="gr1" draw:text-style-name="P1" svg:width="0.4193in" svg:height="0.3941in" svg:x="1.3713in" svg:y="2.2441in">
            <draw:image xlink:href="Pictures/10000201000000320000003201FCE84B.png" xlink:type="simple" xlink:show="embed" xlink:actuate="onLoad">
              <text:p/>
            </draw:image>
          </draw:frame>
          <draw:frame draw:z-index="40" draw:name="Image 3" draw:style-name="gr1" draw:text-style-name="P1" svg:width="0.4193in" svg:height="0.3941in" svg:x="1.3713in" svg:y="2.6567in">
            <draw:image xlink:href="Pictures/10000201000000320000003201FCE84B.png" xlink:type="simple" xlink:show="embed" xlink:actuate="onLoad">
              <text:p/>
            </draw:image>
          </draw:frame>
          <draw:frame draw:z-index="41" draw:name="Image 3" draw:style-name="gr1" draw:text-style-name="P1" svg:width="0.4193in" svg:height="0.3941in" svg:x="1.3713in" svg:y="3.0693in">
            <draw:image xlink:href="Pictures/10000201000000320000003201FCE84B.png" xlink:type="simple" xlink:show="embed" xlink:actuate="onLoad">
              <text:p/>
            </draw:image>
          </draw:frame>
          <draw:frame draw:z-index="42" draw:name="Image 3" draw:style-name="gr1" draw:text-style-name="P1" svg:width="0.4193in" svg:height="0.3941in" svg:x="1.3713in" svg:y="3.4823in">
            <draw:image xlink:href="Pictures/10000201000000320000003201FCE84B.png" xlink:type="simple" xlink:show="embed" xlink:actuate="onLoad">
              <text:p/>
            </draw:image>
          </draw:frame>
          <draw:frame draw:z-index="43" draw:name="Image 3" draw:style-name="gr1" draw:text-style-name="P1" svg:width="0.4193in" svg:height="0.3941in" svg:x="1.3713in" svg:y="3.8949in">
            <draw:image xlink:href="Pictures/10000201000000320000003201FCE84B.png" xlink:type="simple" xlink:show="embed" xlink:actuate="onLoad">
              <text:p/>
            </draw:image>
          </draw:frame>
          <draw:frame draw:z-index="44" draw:name="Image 3" draw:style-name="gr1" draw:text-style-name="P1" svg:width="0.4236in" svg:height="0.3913in" svg:x="1.8717in" svg:y="3.4823in">
            <draw:image xlink:href="Pictures/100002010000003200000032B7C0282B.png" xlink:type="simple" xlink:show="embed" xlink:actuate="onLoad">
              <text:p/>
            </draw:image>
          </draw:frame>
          <draw:frame draw:z-index="45" draw:name="Image 3" draw:style-name="gr1" draw:text-style-name="P1" svg:width="0.4236in" svg:height="0.3913in" svg:x="1.8496in" svg:y="3.0689in">
            <draw:image xlink:href="Pictures/100002010000003200000032B7C0282B.png" xlink:type="simple" xlink:show="embed" xlink:actuate="onLoad">
              <text:p/>
            </draw:image>
          </draw:frame>
          <draw:frame draw:z-index="46" draw:name="Image 3" draw:style-name="gr1" draw:text-style-name="P1" svg:width="0.4236in" svg:height="0.3913in" svg:x="1.8496in" svg:y="2.6563in">
            <draw:image xlink:href="Pictures/100002010000003200000032B7C0282B.png" xlink:type="simple" xlink:show="embed" xlink:actuate="onLoad">
              <text:p/>
            </draw:image>
          </draw:frame>
          <draw:frame draw:z-index="47" draw:name="Image 3" draw:style-name="gr1" draw:text-style-name="P1" svg:width="0.4236in" svg:height="0.3913in" svg:x="1.8496in" svg:y="2.2437in">
            <draw:image xlink:href="Pictures/100002010000003200000032B7C0282B.png" xlink:type="simple" xlink:show="embed" xlink:actuate="onLoad">
              <text:p/>
            </draw:image>
          </draw:frame>
          <draw:frame draw:z-index="48" draw:name="Image 3" draw:style-name="gr1" draw:text-style-name="P1" svg:width="0.4236in" svg:height="0.3913in" svg:x="1.8496in" svg:y="1.8307in">
            <draw:image xlink:href="Pictures/100002010000003200000032B7C0282B.png" xlink:type="simple" xlink:show="embed" xlink:actuate="onLoad">
              <text:p/>
            </draw:image>
          </draw:frame>
          <draw:frame draw:z-index="49" draw:name="Image 3" draw:style-name="gr1" draw:text-style-name="P1" svg:width="0.4236in" svg:height="0.3913in" svg:x="1.8496in" svg:y="1.4181in">
            <draw:image xlink:href="Pictures/100002010000003200000032B7C0282B.png" xlink:type="simple" xlink:show="embed" xlink:actuate="onLoad">
              <text:p/>
            </draw:image>
          </draw:frame>
          <draw:frame draw:z-index="50" draw:name="Image 3" draw:style-name="gr1" draw:text-style-name="P1" svg:width="0.4236in" svg:height="0.3913in" svg:x="2.3283in" svg:y="1.4181in">
            <draw:image xlink:href="Pictures/100002010000003200000032B7C0282B.png" xlink:type="simple" xlink:show="embed" xlink:actuate="onLoad">
              <text:p/>
            </draw:image>
          </draw:frame>
          <draw:frame draw:z-index="51" draw:name="Image 3" draw:style-name="gr1" draw:text-style-name="P1" svg:width="0.4236in" svg:height="0.3913in" svg:x="2.8071in" svg:y="1.4181in">
            <draw:image xlink:href="Pictures/100002010000003200000032B7C0282B.png" xlink:type="simple" xlink:show="embed" xlink:actuate="onLoad">
              <text:p/>
            </draw:image>
          </draw:frame>
          <draw:frame draw:z-index="52" draw:name="Image 3" draw:style-name="gr1" draw:text-style-name="P1" svg:width="0.4236in" svg:height="0.3913in" svg:x="3.2854in" svg:y="1.4181in">
            <draw:image xlink:href="Pictures/100002010000003200000032B7C0282B.png" xlink:type="simple" xlink:show="embed" xlink:actuate="onLoad">
              <text:p/>
            </draw:image>
          </draw:frame>
          <draw:frame draw:z-index="53" draw:name="Image 3" draw:style-name="gr1" draw:text-style-name="P1" svg:width="0.4236in" svg:height="0.3913in" svg:x="3.2854in" svg:y="1.8307in">
            <draw:image xlink:href="Pictures/100002010000003200000032B7C0282B.png" xlink:type="simple" xlink:show="embed" xlink:actuate="onLoad">
              <text:p/>
            </draw:image>
          </draw:frame>
          <draw:frame draw:z-index="54" draw:name="Image 3" draw:style-name="gr1" draw:text-style-name="P1" svg:width="0.4236in" svg:height="0.3913in" svg:x="3.2854in" svg:y="2.2437in">
            <draw:image xlink:href="Pictures/100002010000003200000032B7C0282B.png" xlink:type="simple" xlink:show="embed" xlink:actuate="onLoad">
              <text:p/>
            </draw:image>
          </draw:frame>
          <draw:frame draw:z-index="55" draw:name="Image 3" draw:style-name="gr1" draw:text-style-name="P1" svg:width="0.4236in" svg:height="0.3913in" svg:x="3.2854in" svg:y="2.6563in">
            <draw:image xlink:href="Pictures/100002010000003200000032B7C0282B.png" xlink:type="simple" xlink:show="embed" xlink:actuate="onLoad">
              <text:p/>
            </draw:image>
          </draw:frame>
          <draw:frame draw:z-index="56" draw:name="Image 3" draw:style-name="gr1" draw:text-style-name="P1" svg:width="0.4236in" svg:height="0.3913in" svg:x="2.8071in" svg:y="2.6563in">
            <draw:image xlink:href="Pictures/100002010000003200000032B7C0282B.png" xlink:type="simple" xlink:show="embed" xlink:actuate="onLoad">
              <text:p/>
            </draw:image>
          </draw:frame>
          <draw:frame draw:z-index="57" draw:name="Image 3" draw:style-name="gr1" draw:text-style-name="P1" svg:width="0.4236in" svg:height="0.3913in" svg:x="1.3709in" svg:y="0.1799in">
            <draw:image xlink:href="Pictures/100002010000003200000032B7C0282B.png" xlink:type="simple" xlink:show="embed" xlink:actuate="onLoad">
              <text:p/>
            </draw:image>
          </draw:frame>
          <draw:frame draw:z-index="58" draw:name="Image 3" draw:style-name="gr1" draw:text-style-name="P1" svg:width="0.4236in" svg:height="0.3913in" svg:x="1.8496in" svg:y="0.1799in">
            <draw:image xlink:href="Pictures/100002010000003200000032B7C0282B.png" xlink:type="simple" xlink:show="embed" xlink:actuate="onLoad">
              <text:p/>
            </draw:image>
          </draw:frame>
          <draw:frame draw:z-index="59" draw:name="Image 3" draw:style-name="gr1" draw:text-style-name="P1" svg:width="0.4236in" svg:height="0.3913in" svg:x="2.3283in" svg:y="0.1799in">
            <draw:image xlink:href="Pictures/100002010000003200000032B7C0282B.png" xlink:type="simple" xlink:show="embed" xlink:actuate="onLoad">
              <text:p/>
            </draw:image>
          </draw:frame>
          <draw:frame draw:z-index="60" draw:name="Image 3" draw:style-name="gr1" draw:text-style-name="P1" svg:width="0.4236in" svg:height="0.3913in" svg:x="2.8071in" svg:y="0.1799in">
            <draw:image xlink:href="Pictures/100002010000003200000032B7C0282B.png" xlink:type="simple" xlink:show="embed" xlink:actuate="onLoad">
              <text:p/>
            </draw:image>
          </draw:frame>
          <draw:frame draw:z-index="61" draw:name="Image 3" draw:style-name="gr1" draw:text-style-name="P1" svg:width="0.4236in" svg:height="0.3913in" svg:x="3.2854in" svg:y="0.1799in">
            <draw:image xlink:href="Pictures/100002010000003200000032B7C0282B.png" xlink:type="simple" xlink:show="embed" xlink:actuate="onLoad">
              <text:p/>
            </draw:image>
          </draw:frame>
          <draw:frame draw:z-index="62" draw:name="Image 3" draw:style-name="gr1" draw:text-style-name="P1" svg:width="0.4236in" svg:height="0.3913in" svg:x="3.2854in" svg:y="0.5925in">
            <draw:image xlink:href="Pictures/100002010000003200000032B7C0282B.png" xlink:type="simple" xlink:show="embed" xlink:actuate="onLoad">
              <text:p/>
            </draw:image>
          </draw:frame>
          <draw:frame draw:z-index="63" draw:name="Image 3" draw:style-name="gr1" draw:text-style-name="P1" svg:width="0.4236in" svg:height="0.3913in" svg:x="3.7642in" svg:y="0.5925in">
            <draw:image xlink:href="Pictures/100002010000003200000032B7C0282B.png" xlink:type="simple" xlink:show="embed" xlink:actuate="onLoad">
              <text:p/>
            </draw:image>
          </draw:frame>
          <draw:frame draw:z-index="64" draw:name="Image 3" draw:style-name="gr1" draw:text-style-name="P1" svg:width="0.4236in" svg:height="0.3913in" svg:x="4.2429in" svg:y="0.5925in">
            <draw:image xlink:href="Pictures/100002010000003200000032B7C0282B.png" xlink:type="simple" xlink:show="embed" xlink:actuate="onLoad">
              <text:p/>
            </draw:image>
          </draw:frame>
          <draw:frame draw:z-index="65" draw:name="Image 3" draw:style-name="gr1" draw:text-style-name="P1" svg:width="0.4236in" svg:height="0.3913in" svg:x="4.2429in" svg:y="1.0055in">
            <draw:image xlink:href="Pictures/100002010000003200000032B7C0282B.png" xlink:type="simple" xlink:show="embed" xlink:actuate="onLoad">
              <text:p/>
            </draw:image>
          </draw:frame>
          <draw:frame draw:z-index="66" draw:name="Image 3" draw:style-name="gr1" draw:text-style-name="P1" svg:width="0.4236in" svg:height="0.3913in" svg:x="4.2429in" svg:y="1.4181in">
            <draw:image xlink:href="Pictures/100002010000003200000032B7C0282B.png" xlink:type="simple" xlink:show="embed" xlink:actuate="onLoad">
              <text:p/>
            </draw:image>
          </draw:frame>
          <draw:frame draw:z-index="67" draw:name="Image 3" draw:style-name="gr1" draw:text-style-name="P1" svg:width="0.4236in" svg:height="0.3913in" svg:x="4.2429in" svg:y="1.8307in">
            <draw:image xlink:href="Pictures/100002010000003200000032B7C0282B.png" xlink:type="simple" xlink:show="embed" xlink:actuate="onLoad">
              <text:p/>
            </draw:image>
          </draw:frame>
          <draw:frame draw:z-index="68" draw:name="Image 3" draw:style-name="gr1" draw:text-style-name="P1" svg:width="0.4236in" svg:height="0.3913in" svg:x="4.2429in" svg:y="2.2437in">
            <draw:image xlink:href="Pictures/100002010000003200000032B7C0282B.png" xlink:type="simple" xlink:show="embed" xlink:actuate="onLoad">
              <text:p/>
            </draw:image>
          </draw:frame>
          <draw:frame draw:z-index="69" draw:name="Image 3" draw:style-name="gr1" draw:text-style-name="P1" svg:width="0.4236in" svg:height="0.3913in" svg:x="4.2429in" svg:y="2.6563in">
            <draw:image xlink:href="Pictures/100002010000003200000032B7C0282B.png" xlink:type="simple" xlink:show="embed" xlink:actuate="onLoad">
              <text:p/>
            </draw:image>
          </draw:frame>
          <draw:frame draw:z-index="70" draw:name="Image 3" draw:style-name="gr1" draw:text-style-name="P1" svg:width="0.4236in" svg:height="0.3913in" svg:x="4.2429in" svg:y="3.0689in">
            <draw:image xlink:href="Pictures/100002010000003200000032B7C0282B.png" xlink:type="simple" xlink:show="embed" xlink:actuate="onLoad">
              <text:p/>
            </draw:image>
          </draw:frame>
          <draw:frame draw:z-index="71" draw:name="Image 3" draw:style-name="gr1" draw:text-style-name="P1" svg:width="0.4236in" svg:height="0.3913in" svg:x="4.2429in" svg:y="3.4819in">
            <draw:image xlink:href="Pictures/100002010000003200000032B7C0282B.png" xlink:type="simple" xlink:show="embed" xlink:actuate="onLoad">
              <text:p/>
            </draw:image>
          </draw:frame>
          <draw:frame draw:z-index="72" draw:name="Image 3" draw:style-name="gr1" draw:text-style-name="P1" svg:width="0.4236in" svg:height="0.3913in" svg:x="3.7642in" svg:y="3.4819in">
            <draw:image xlink:href="Pictures/100002010000003200000032B7C0282B.png" xlink:type="simple" xlink:show="embed" xlink:actuate="onLoad">
              <text:p/>
            </draw:image>
          </draw:frame>
          <draw:frame draw:z-index="73" draw:name="Image 3" draw:style-name="gr1" draw:text-style-name="P1" svg:width="0.4236in" svg:height="0.3913in" svg:x="3.2854in" svg:y="3.4819in">
            <draw:image xlink:href="Pictures/100002010000003200000032B7C0282B.png" xlink:type="simple" xlink:show="embed" xlink:actuate="onLoad">
              <text:p/>
            </draw:image>
          </draw:frame>
          <draw:frame draw:z-index="74" draw:name="Image 3" draw:style-name="gr1" draw:text-style-name="P1" svg:width="0.4236in" svg:height="0.3913in" svg:x="2.8071in" svg:y="3.4819in">
            <draw:image xlink:href="Pictures/100002010000003200000032B7C0282B.png" xlink:type="simple" xlink:show="embed" xlink:actuate="onLoad">
              <text:p/>
            </draw:image>
          </draw:frame>
          <draw:frame draw:z-index="75" draw:name="Image 3" draw:style-name="gr1" draw:text-style-name="P1" svg:width="0.4236in" svg:height="0.3913in" svg:x="2.3283in" svg:y="3.4819in">
            <draw:image xlink:href="Pictures/100002010000003200000032B7C0282B.png" xlink:type="simple" xlink:show="embed" xlink:actuate="onLoad">
              <text:p/>
            </draw:image>
          </draw:frame>
          <draw:frame draw:z-index="76" draw:name="Image 3" draw:style-name="gr1" draw:text-style-name="P1" svg:width="0.4236in" svg:height="0.3913in" svg:x="2.3283in" svg:y="4.3071in">
            <draw:image xlink:href="Pictures/100002010000003200000032B7C0282B.png" xlink:type="simple" xlink:show="embed" xlink:actuate="onLoad">
              <text:p/>
            </draw:image>
          </draw:frame>
          <draw:frame draw:z-index="77" draw:name="Image 3" draw:style-name="gr1" draw:text-style-name="P1" svg:width="0.4236in" svg:height="0.3913in" svg:x="2.8071in" svg:y="4.3071in">
            <draw:image xlink:href="Pictures/100002010000003200000032B7C0282B.png" xlink:type="simple" xlink:show="embed" xlink:actuate="onLoad">
              <text:p/>
            </draw:image>
          </draw:frame>
          <draw:frame draw:z-index="78" draw:name="Image 3" draw:style-name="gr1" draw:text-style-name="P1" svg:width="0.4236in" svg:height="0.3913in" svg:x="3.2854in" svg:y="4.3071in">
            <draw:image xlink:href="Pictures/100002010000003200000032B7C0282B.png" xlink:type="simple" xlink:show="embed" xlink:actuate="onLoad">
              <text:p/>
            </draw:image>
          </draw:frame>
          <draw:frame draw:z-index="79" draw:name="Image 3" draw:style-name="gr1" draw:text-style-name="P1" svg:width="0.4236in" svg:height="0.3913in" svg:x="3.7642in" svg:y="4.3071in">
            <draw:image xlink:href="Pictures/100002010000003200000032B7C0282B.png" xlink:type="simple" xlink:show="embed" xlink:actuate="onLoad">
              <text:p/>
            </draw:image>
          </draw:frame>
          <draw:frame draw:z-index="80" draw:name="Image 3" draw:style-name="gr1" draw:text-style-name="P1" svg:width="0.4236in" svg:height="0.3913in" svg:x="4.2429in" svg:y="4.3071in">
            <draw:image xlink:href="Pictures/100002010000003200000032B7C0282B.png" xlink:type="simple" xlink:show="embed" xlink:actuate="onLoad">
              <text:p/>
            </draw:image>
          </draw:frame>
          <draw:frame draw:z-index="81" draw:name="Image 3" draw:style-name="gr1" draw:text-style-name="P1" svg:width="0.4236in" svg:height="0.3913in" svg:x="4.7217in" svg:y="4.3071in">
            <draw:image xlink:href="Pictures/100002010000003200000032B7C0282B.png" xlink:type="simple" xlink:show="embed" xlink:actuate="onLoad">
              <text:p/>
            </draw:image>
          </draw:frame>
          <draw:frame draw:z-index="82" draw:name="Image 3" draw:style-name="gr1" draw:text-style-name="P1" svg:width="0.4236in" svg:height="0.3913in" svg:x="5.2004in" svg:y="3.8945in">
            <draw:image xlink:href="Pictures/100002010000003200000032B7C0282B.png" xlink:type="simple" xlink:show="embed" xlink:actuate="onLoad">
              <text:p/>
            </draw:image>
          </draw:frame>
          <draw:frame draw:z-index="83" draw:name="Image 3" draw:style-name="gr1" draw:text-style-name="P1" svg:width="0.4236in" svg:height="0.3913in" svg:x="5.2004in" svg:y="3.4819in">
            <draw:image xlink:href="Pictures/100002010000003200000032B7C0282B.png" xlink:type="simple" xlink:show="embed" xlink:actuate="onLoad">
              <text:p/>
            </draw:image>
          </draw:frame>
          <draw:frame draw:z-index="84" draw:name="Image 3" draw:style-name="gr1" draw:text-style-name="P1" svg:width="0.4236in" svg:height="0.3913in" svg:x="5.2004in" svg:y="2.6563in">
            <draw:image xlink:href="Pictures/100002010000003200000032B7C0282B.png" xlink:type="simple" xlink:show="embed" xlink:actuate="onLoad">
              <text:p/>
            </draw:image>
          </draw:frame>
          <draw:frame draw:z-index="85" draw:name="Image 3" draw:style-name="gr1" draw:text-style-name="P1" svg:width="0.4236in" svg:height="0.3913in" svg:x="5.2004in" svg:y="3.0689in">
            <draw:image xlink:href="Pictures/100002010000003200000032B7C0282B.png" xlink:type="simple" xlink:show="embed" xlink:actuate="onLoad">
              <text:p/>
            </draw:image>
          </draw:frame>
          <draw:frame draw:z-index="86" draw:name="Image 3" draw:style-name="gr1" draw:text-style-name="P1" svg:width="0.4236in" svg:height="0.3913in" svg:x="5.2004in" svg:y="2.2437in">
            <draw:image xlink:href="Pictures/100002010000003200000032B7C0282B.png" xlink:type="simple" xlink:show="embed" xlink:actuate="onLoad">
              <text:p/>
            </draw:image>
          </draw:frame>
          <draw:frame draw:z-index="87" draw:name="Image 3" draw:style-name="gr1" draw:text-style-name="P1" svg:width="0.4236in" svg:height="0.3913in" svg:x="5.2004in" svg:y="1.8307in">
            <draw:image xlink:href="Pictures/100002010000003200000032B7C0282B.png" xlink:type="simple" xlink:show="embed" xlink:actuate="onLoad">
              <text:p/>
            </draw:image>
          </draw:frame>
          <draw:frame draw:z-index="88" draw:name="Image 3" draw:style-name="gr1" draw:text-style-name="P1" svg:width="0.4236in" svg:height="0.3913in" svg:x="5.2004in" svg:y="1.0055in">
            <draw:image xlink:href="Pictures/100002010000003200000032B7C0282B.png" xlink:type="simple" xlink:show="embed" xlink:actuate="onLoad">
              <text:p/>
            </draw:image>
          </draw:frame>
          <draw:frame draw:z-index="89" draw:name="Image 3" draw:style-name="gr1" draw:text-style-name="P1" svg:width="0.4236in" svg:height="0.3913in" svg:x="5.2004in" svg:y="1.4181in">
            <draw:image xlink:href="Pictures/100002010000003200000032B7C0282B.png" xlink:type="simple" xlink:show="embed" xlink:actuate="onLoad">
              <text:p/>
            </draw:image>
          </draw:frame>
          <draw:frame draw:z-index="90" draw:name="Image 3" draw:style-name="gr1" draw:text-style-name="P1" svg:width="0.4236in" svg:height="0.3913in" svg:x="5.2004in" svg:y="0.5925in">
            <draw:image xlink:href="Pictures/100002010000003200000032B7C0282B.png" xlink:type="simple" xlink:show="embed" xlink:actuate="onLoad">
              <text:p/>
            </draw:image>
          </draw:frame>
          <draw:frame draw:z-index="91" draw:name="Image 3" draw:style-name="gr1" draw:text-style-name="P1" svg:width="0.4236in" svg:height="0.3913in" svg:x="5.2004in" svg:y="0.1799in">
            <draw:image xlink:href="Pictures/100002010000003200000032B7C0282B.png" xlink:type="simple" xlink:show="embed" xlink:actuate="onLoad">
              <text:p/>
            </draw:image>
          </draw:frame>
          <draw:frame draw:z-index="92" draw:name="Image 3" draw:style-name="gr1" draw:text-style-name="P1" svg:width="0.4236in" svg:height="0.3913in" svg:x="1.8496in" svg:y="4.3071in">
            <draw:image xlink:href="Pictures/100002010000003200000032B7C0282B.png" xlink:type="simple" xlink:show="embed" xlink:actuate="onLoad">
              <text:p/>
            </draw:image>
          </draw:frame>
          <draw:frame draw:z-index="93" draw:name="Image 3" draw:style-name="gr1" draw:text-style-name="P1" svg:width="0.4236in" svg:height="0.3913in" svg:x="1.3709in" svg:y="4.3071in">
            <draw:image xlink:href="Pictures/100002010000003200000032B7C0282B.png" xlink:type="simple" xlink:show="embed" xlink:actuate="onLoad">
              <text:p/>
            </draw:image>
          </draw:frame>
          <draw:frame draw:z-index="94" draw:name="Image 3" draw:style-name="gr1" draw:text-style-name="P1" svg:width="0.4236in" svg:height="0.3913in" svg:x="0.8921in" svg:y="4.3071in">
            <draw:image xlink:href="Pictures/100002010000003200000032B7C0282B.png" xlink:type="simple" xlink:show="embed" xlink:actuate="onLoad">
              <text:p/>
            </draw:image>
          </draw:frame>
          <draw:frame draw:z-index="95" draw:name="Image 3" draw:style-name="gr1" draw:text-style-name="P1" svg:width="0.4236in" svg:height="0.3913in" svg:x="0.8921in" svg:y="3.8945in">
            <draw:image xlink:href="Pictures/100002010000003200000032B7C0282B.png" xlink:type="simple" xlink:show="embed" xlink:actuate="onLoad">
              <text:p/>
            </draw:image>
          </draw:frame>
          <draw:frame draw:z-index="96" draw:name="Image 3" draw:style-name="gr1" draw:text-style-name="P1" svg:width="0.4236in" svg:height="0.3913in" svg:x="0.8921in" svg:y="3.4819in">
            <draw:image xlink:href="Pictures/100002010000003200000032B7C0282B.png" xlink:type="simple" xlink:show="embed" xlink:actuate="onLoad">
              <text:p/>
            </draw:image>
          </draw:frame>
          <draw:frame draw:z-index="97" draw:name="Image 3" draw:style-name="gr1" draw:text-style-name="P1" svg:width="0.4236in" svg:height="0.3913in" svg:x="0.8921in" svg:y="3.0689in">
            <draw:image xlink:href="Pictures/100002010000003200000032B7C0282B.png" xlink:type="simple" xlink:show="embed" xlink:actuate="onLoad">
              <text:p/>
            </draw:image>
          </draw:frame>
          <draw:frame draw:z-index="98" draw:name="Image 3" draw:style-name="gr1" draw:text-style-name="P1" svg:width="0.4236in" svg:height="0.3913in" svg:x="0.8921in" svg:y="2.6563in">
            <draw:image xlink:href="Pictures/100002010000003200000032B7C0282B.png" xlink:type="simple" xlink:show="embed" xlink:actuate="onLoad">
              <text:p/>
            </draw:image>
          </draw:frame>
          <draw:frame draw:z-index="99" draw:name="Image 3" draw:style-name="gr1" draw:text-style-name="P1" svg:width="0.4236in" svg:height="0.3913in" svg:x="0.8921in" svg:y="1.8307in">
            <draw:image xlink:href="Pictures/100002010000003200000032B7C0282B.png" xlink:type="simple" xlink:show="embed" xlink:actuate="onLoad">
              <text:p/>
            </draw:image>
          </draw:frame>
          <draw:frame draw:z-index="100" draw:name="Image 3" draw:style-name="gr1" draw:text-style-name="P1" svg:width="0.4236in" svg:height="0.3913in" svg:x="0.8921in" svg:y="2.2437in">
            <draw:image xlink:href="Pictures/100002010000003200000032B7C0282B.png" xlink:type="simple" xlink:show="embed" xlink:actuate="onLoad">
              <text:p/>
            </draw:image>
          </draw:frame>
          <draw:frame draw:z-index="101" draw:name="Image 3" draw:style-name="gr1" draw:text-style-name="P1" svg:width="0.4236in" svg:height="0.3913in" svg:x="0.8921in" svg:y="1.4181in">
            <draw:image xlink:href="Pictures/100002010000003200000032B7C0282B.png" xlink:type="simple" xlink:show="embed" xlink:actuate="onLoad">
              <text:p/>
            </draw:image>
          </draw:frame>
          <draw:frame draw:z-index="102" draw:name="Image 3" draw:style-name="gr1" draw:text-style-name="P1" svg:width="0.4236in" svg:height="0.3913in" svg:x="0.8921in" svg:y="1.0055in">
            <draw:image xlink:href="Pictures/100002010000003200000032B7C0282B.png" xlink:type="simple" xlink:show="embed" xlink:actuate="onLoad">
              <text:p/>
            </draw:image>
          </draw:frame>
          <draw:frame draw:z-index="103" draw:name="Image 3" draw:style-name="gr1" draw:text-style-name="P1" svg:width="0.4236in" svg:height="0.3913in" svg:x="0.8921in" svg:y="0.5925in">
            <draw:image xlink:href="Pictures/100002010000003200000032B7C0282B.png" xlink:type="simple" xlink:show="embed" xlink:actuate="onLoad">
              <text:p/>
            </draw:image>
          </draw:frame>
          <draw:frame draw:z-index="104" draw:name="Image 3" draw:style-name="gr1" draw:text-style-name="P1" svg:width="0.4236in" svg:height="0.3913in" svg:x="1.3709in" svg:y="0.5925in">
            <draw:image xlink:href="Pictures/100002010000003200000032B7C0282B.png" xlink:type="simple" xlink:show="embed" xlink:actuate="onLoad">
              <text:p/>
            </draw:image>
          </draw:frame>
          <draw:frame draw:z-index="105" draw:name="Image 3" draw:style-name="gr1" draw:text-style-name="P1" svg:width="0.4236in" svg:height="0.3913in" svg:x="1.8496in" svg:y="0.5925in">
            <draw:image xlink:href="Pictures/100002010000003200000032B7C0282B.png" xlink:type="simple" xlink:show="embed" xlink:actuate="onLoad">
              <text:p/>
            </draw:image>
          </draw:frame>
          <draw:frame draw:z-index="106" draw:name="Image 3" draw:style-name="gr1" draw:text-style-name="P1" svg:width="0.4236in" svg:height="0.3913in" svg:x="2.3283in" svg:y="0.5925in">
            <draw:image xlink:href="Pictures/100002010000003200000032B7C0282B.png" xlink:type="simple" xlink:show="embed" xlink:actuate="onLoad">
              <text:p/>
            </draw:image>
          </draw:frame>
          <draw:frame draw:z-index="107" draw:name="Image 3" draw:style-name="gr1" draw:text-style-name="P1" svg:width="0.4236in" svg:height="0.3913in" svg:x="2.8071in" svg:y="0.5925in">
            <draw:image xlink:href="Pictures/100002010000003200000032B7C0282B.png" xlink:type="simple" xlink:show="embed" xlink:actuate="onLoad">
              <text:p/>
            </draw:image>
          </draw:frame>
          <draw:frame draw:z-index="108" draw:name="Image 3" draw:style-name="gr1" draw:text-style-name="P1" svg:width="0.4236in" svg:height="0.3913in" svg:x="2.8071in" svg:y="2.2437in">
            <draw:image xlink:href="Pictures/100002010000003200000032B7C0282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ce3"/>
        <table:table-column table:style-name="co2" table:default-cell-style-name="ce1"/>
        <table:table-column table:style-name="co2" table:default-cell-style-name="ce3"/>
        <table:table-column table:style-name="co2" table:number-columns-repeated="2" table:default-cell-style-name="ce1"/>
        <table:table-column table:style-name="co2" table:default-cell-style-name="ce3"/>
        <table:table-column table:style-name="co2" table:default-cell-style-name="ce1"/>
        <table:table-column table:style-name="co2" table:default-cell-style-name="ce3"/>
        <table:table-column table:style-name="co2" table:default-cell-style-name="ce1"/>
        <table:table-row table:style-name="ro1">
          <table:table-cell/>
          <table:table-cell table:style-name="Default" table:number-columns-repeated="10"/>
        </table:table-row>
        <table:table-row table:style-name="ro2">
          <table:table-cell table:number-columns-repeated="2"/>
          <table:table-cell table:style-name="ce1"/>
          <table:table-cell/>
          <table:table-cell table:style-name="ce1"/>
          <table:table-cell table:number-columns-repeated="3"/>
          <table:table-cell table:style-name="ce3"/>
          <table:table-cell table:number-columns-repeated="2"/>
        </table:table-row>
        <table:table-row table:style-name="ro2"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table:number-columns-repeated="3"/>
          <table:table-cell table:style-name="ce3"/>
          <table:table-cell/>
          <table:table-cell table:style-name="ce3" table:number-columns-repeated="2"/>
          <table:table-cell table:number-columns-repeated="4"/>
        </table:table-row>
        <table:table-row table:style-name="ro2">
          <table:table-cell table:number-columns-repeated="4"/>
          <table:table-cell table:style-name="ce1"/>
          <table:table-cell table:number-columns-repeated="6"/>
        </table:table-row>
        <table:table-row table:style-name="ro2">
          <table:table-cell table:number-columns-repeated="5"/>
          <table:table-cell table:style-name="ce3"/>
          <table:table-cell table:number-columns-repeated="5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5"/>
          <table:table-cell table:style-name="ce3" table:number-columns-repeated="2"/>
          <table:table-cell table:number-columns-repeated="4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table:number-columns-repeated="3"/>
          <table:table-cell table:style-name="ce3"/>
          <table:table-cell/>
          <table:table-cell table:style-name="ce3" table:number-columns-repeated="2"/>
          <table:table-cell/>
          <table:table-cell table:style-name="ce3"/>
          <table:table-cell table:number-columns-repeated="2"/>
        </table:table-row>
        <table:table-row table:style-name="ro3">
          <table:table-cell/>
          <table:table-cell table:style-name="ce2" table:number-columns-repeated="10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21:08:41.0810567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